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048cm" fo:margin-left="5.064cm" table:align="left"/>
    </style:style>
    <style:style style:name="Table1.A" style:family="table-column">
      <style:table-column-properties style:column-width="6.048cm"/>
    </style:style>
    <style:style style:name="Table1.A1" style:family="table-cell">
      <style:table-cell-properties fo:padding="0.097cm" fo:border="0.05pt solid #000000"/>
    </style:style>
    <style:style style:name="Table2" style:family="table">
      <style:table-properties style:width="6.048cm" fo:margin-left="5.064cm" table:align="left"/>
    </style:style>
    <style:style style:name="Table2.A" style:family="table-column">
      <style:table-column-properties style:column-width="6.048cm"/>
    </style:style>
    <style:style style:name="Table2.A1" style:family="table-cell">
      <style:table-cell-properties fo:padding="0.097cm" fo:border="0.05pt solid #000000"/>
    </style:style>
    <style:style style:name="Table3" style:family="table">
      <style:table-properties style:width="6.048cm" fo:margin-left="5.064cm" table:align="left"/>
    </style:style>
    <style:style style:name="Table3.A" style:family="table-column">
      <style:table-column-properties style:column-width="6.048cm"/>
    </style:style>
    <style:style style:name="Table3.A1" style:family="table-cell">
      <style:table-cell-properties fo:padding="0.097cm" fo:border="0.05pt solid #000000"/>
    </style:style>
    <style:style style:name="Table4" style:family="table">
      <style:table-properties style:width="6.048cm" fo:margin-left="5.064cm" table:align="left"/>
    </style:style>
    <style:style style:name="Table4.A" style:family="table-column">
      <style:table-column-properties style:column-width="6.048cm"/>
    </style:style>
    <style:style style:name="Table4.A1" style:family="table-cell">
      <style:table-cell-properties fo:padding="0.097cm" fo:border="0.05pt solid #000000"/>
    </style:style>
    <style:style style:name="Table5" style:family="table">
      <style:table-properties style:width="12.039cm" fo:margin-left="2.524cm" table:align="left"/>
    </style:style>
    <style:style style:name="Table5.A" style:family="table-column">
      <style:table-column-properties style:column-width="12.039cm"/>
    </style:style>
    <style:style style:name="Table5.A1" style:family="table-cell">
      <style:table-cell-properties fo:padding="0.097cm" fo:border="0.05pt solid #000000"/>
    </style:style>
    <style:style style:name="Table6" style:family="table">
      <style:table-properties style:width="12.039cm" fo:margin-left="2.524cm" table:align="left"/>
    </style:style>
    <style:style style:name="Table6.A" style:family="table-column">
      <style:table-column-properties style:column-width="12.039cm"/>
    </style:style>
    <style:style style:name="Table6.A1" style:family="table-cell">
      <style:table-cell-properties fo:padding="0.097cm" fo:border="0.05pt solid #000000"/>
    </style:style>
    <style:style style:name="Table7" style:family="table">
      <style:table-properties style:width="12.039cm" fo:margin-left="2.524cm" table:align="left"/>
    </style:style>
    <style:style style:name="Table7.A" style:family="table-column">
      <style:table-column-properties style:column-width="12.039cm"/>
    </style:style>
    <style:style style:name="Table7.A1" style:family="table-cell">
      <style:table-cell-properties fo:padding="0.097cm" fo:border="0.05pt solid #000000"/>
    </style:style>
    <style:style style:name="Table8" style:family="table">
      <style:table-properties style:width="12.039cm" fo:margin-left="2.524cm" table:align="left"/>
    </style:style>
    <style:style style:name="Table8.A" style:family="table-column">
      <style:table-column-properties style:column-width="12.039cm"/>
    </style:style>
    <style:style style:name="Table8.A1" style:family="table-cell">
      <style:table-cell-properties fo:padding="0.097cm" fo:border="0.05pt solid #000000"/>
    </style:style>
    <style:style style:name="Table9" style:family="table">
      <style:table-properties style:width="12.039cm" fo:margin-left="2.524cm" table:align="left"/>
    </style:style>
    <style:style style:name="Table9.A" style:family="table-column">
      <style:table-column-properties style:column-width="12.039cm"/>
    </style:style>
    <style:style style:name="Table9.A1" style:family="table-cell">
      <style:table-cell-properties fo:padding="0.097cm" fo:border="0.05pt solid #000000"/>
    </style:style>
    <style:style style:name="Table10" style:family="table">
      <style:table-properties style:width="12.039cm" fo:margin-left="2.524cm" table:align="left"/>
    </style:style>
    <style:style style:name="Table10.A" style:family="table-column">
      <style:table-column-properties style:column-width="12.039cm"/>
    </style:style>
    <style:style style:name="Table10.A1" style:family="table-cell">
      <style:table-cell-properties fo:padding="0.097cm" fo:border="0.05pt solid #000000"/>
    </style:style>
    <style:style style:name="P1" style:family="paragraph" style:parent-style-name="Standard">
      <style:paragraph-properties fo:text-align="center" style:justify-single-word="false"/>
      <style:text-properties style:font-name="Utopia" fo:font-size="14pt" fo:font-weight="bold" officeooo:rsid="00197a86" officeooo:paragraph-rsid="00197a86" style:font-size-asian="12.25pt" style:font-weight-asian="bold" style:font-size-complex="14pt" style:font-weight-complex="bold"/>
    </style:style>
    <style:style style:name="P2" style:family="paragraph" style:parent-style-name="Standard">
      <style:paragraph-properties fo:text-align="center" style:justify-single-word="false"/>
      <style:text-properties style:font-name="Utopia" fo:font-size="14pt" fo:font-weight="normal" officeooo:rsid="00197a86" officeooo:paragraph-rsid="00197a86" style:font-size-asian="12.25pt" style:font-weight-asian="normal" style:font-size-complex="14pt" style:font-weight-complex="normal"/>
    </style:style>
    <style:style style:name="P3" style:family="paragraph" style:parent-style-name="Standard">
      <style:paragraph-properties fo:text-align="center" style:justify-single-word="false"/>
      <style:text-properties style:font-name="Utopia" fo:font-size="14pt" fo:font-weight="normal" officeooo:rsid="001a6116" officeooo:paragraph-rsid="001a6116" style:font-size-asian="12.25pt" style:font-weight-asian="normal" style:font-size-complex="14pt" style:font-weight-complex="normal"/>
    </style:style>
    <style:style style:name="P4" style:family="paragraph" style:parent-style-name="Standard">
      <style:paragraph-properties fo:text-align="justify" style:justify-single-word="false"/>
      <style:text-properties style:font-name="Utopia" fo:font-size="14pt" fo:font-style="normal" fo:font-weight="bold" officeooo:rsid="001c315a" officeooo:paragraph-rsid="001c315a" style:font-size-asian="12.25pt" style:font-style-asian="normal" style:font-weight-asian="bold" style:font-size-complex="14pt" style:font-style-complex="normal" style:font-weight-complex="bold"/>
    </style:style>
    <style:style style:name="P5" style:family="paragraph" style:parent-style-name="Standard">
      <style:paragraph-properties fo:text-align="center" style:justify-single-word="false"/>
      <style:text-properties style:font-name="Utopia" fo:font-size="18pt" fo:font-weight="bold" officeooo:rsid="00197a86" officeooo:paragraph-rsid="00197a86" style:font-size-asian="15.75pt" style:font-weight-asian="bold" style:font-size-complex="18pt" style:font-weight-complex="bold"/>
    </style:style>
    <style:style style:name="P6" style:family="paragraph" style:parent-style-name="Standard">
      <style:paragraph-properties fo:text-align="start" style:justify-single-word="false"/>
      <style:text-properties style:font-name="Utopia" fo:font-size="18pt" fo:font-weight="bold" officeooo:rsid="001a6116" officeooo:paragraph-rsid="001a6116" style:font-size-asian="15.75pt" style:font-weight-asian="bold" style:font-size-complex="18pt" style:font-weight-complex="bold"/>
    </style:style>
    <style:style style:name="P7" style:family="paragraph" style:parent-style-name="Standard">
      <style:paragraph-properties fo:text-align="justify" style:justify-single-word="false"/>
      <style:text-properties style:font-name="Utopia" fo:font-size="18pt" fo:font-style="normal" fo:font-weight="bold" officeooo:rsid="001c315a" officeooo:paragraph-rsid="001c315a" style:font-size-asian="15.75pt" style:font-style-asian="normal" style:font-weight-asian="bold" style:font-size-complex="18pt" style:font-style-complex="normal" style:font-weight-complex="bold"/>
    </style:style>
    <style:style style:name="P8" style:family="paragraph" style:parent-style-name="Standard">
      <style:paragraph-properties fo:text-align="center" style:justify-single-word="false"/>
      <style:text-properties style:font-name="Utopia" fo:font-size="24pt" fo:font-weight="normal" officeooo:rsid="00197a86" officeooo:paragraph-rsid="00197a86" style:font-size-asian="21pt" style:font-weight-asian="normal" style:font-size-complex="24pt" style:font-weight-complex="normal"/>
    </style:style>
    <style:style style:name="P9" style:family="paragraph" style:parent-style-name="Standard">
      <style:paragraph-properties fo:text-align="center" style:justify-single-word="false"/>
      <style:text-properties style:font-name="Utopia" fo:font-size="12pt" fo:font-weight="normal" officeooo:rsid="001a6116" officeooo:paragraph-rsid="001a6116"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Utopia" fo:font-size="12pt" fo:font-weight="normal" officeooo:rsid="001a6116" officeooo:paragraph-rsid="001d1ba7"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Utopia" fo:font-size="12pt" fo:font-weight="normal" officeooo:rsid="001d1ba7" officeooo:paragraph-rsid="001d1ba7"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Utopia" fo:font-size="12pt" fo:font-weight="normal" officeooo:rsid="001e1bc7" officeooo:paragraph-rsid="001e1bc7"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Utopia" fo:font-size="12pt" fo:font-weight="bold" officeooo:rsid="001a6116" officeooo:paragraph-rsid="001a6116" style:font-size-asian="10.5pt" style:font-weight-asian="bold" style:font-size-complex="12pt" style:font-weight-complex="bold"/>
    </style:style>
    <style:style style:name="P14" style:family="paragraph" style:parent-style-name="Standard">
      <style:paragraph-properties fo:text-align="start" style:justify-single-word="false"/>
      <style:text-properties style:font-name="Utopia" fo:font-size="12pt" fo:font-style="normal" fo:font-weight="normal" officeooo:rsid="001a6116" officeooo:paragraph-rsid="001a6116"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center" style:justify-single-word="false"/>
      <style:text-properties style:font-name="Utopia" fo:font-size="12pt" fo:font-style="normal" fo:font-weight="normal" officeooo:rsid="001a6116" officeooo:paragraph-rsid="001a6116"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style:font-name="Utopia" fo:font-size="12pt" fo:font-style="normal" fo:font-weight="normal" officeooo:rsid="001a6116" officeooo:paragraph-rsid="001a6116"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center" style:justify-single-word="false"/>
      <style:text-properties style:font-name="Utopia" fo:font-size="12pt" fo:font-style="normal" fo:font-weight="normal" officeooo:rsid="001c315a" officeooo:paragraph-rsid="001d1ba7"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center" style:justify-single-word="false"/>
      <style:text-properties style:font-name="Utopia" fo:font-size="12pt" fo:font-style="normal" fo:font-weight="normal" officeooo:rsid="001c315a" officeooo:paragraph-rsid="001e1bc7"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style:font-name="Utopia" fo:font-size="12pt" fo:font-style="normal" fo:font-weight="normal" officeooo:rsid="001c315a" officeooo:paragraph-rsid="001c315a"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style:font-name="Utopia" fo:font-size="12pt" fo:font-style="normal" fo:font-weight="normal" officeooo:rsid="001c315a" officeooo:paragraph-rsid="001d1ba7"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style:font-name="Utopia" fo:font-size="12pt" fo:font-style="normal" fo:font-weight="normal" officeooo:rsid="001e1bc7" officeooo:paragraph-rsid="001e1bc7"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style:font-name="Utopia" fo:font-size="12pt" fo:font-style="normal" fo:font-weight="normal" officeooo:rsid="0022af55" officeooo:paragraph-rsid="0022af55"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style:font-name="Utopia" fo:font-size="12pt" fo:font-style="italic" fo:font-weight="normal" officeooo:rsid="001e1bc7" officeooo:paragraph-rsid="001d1ba7" style:font-size-asian="10.5pt" style:font-style-asian="italic" style:font-weight-asian="normal" style:font-size-complex="12pt" style:font-style-complex="italic" style:font-weight-complex="normal"/>
    </style:style>
    <style:style style:name="P24" style:family="paragraph" style:parent-style-name="Standard">
      <style:paragraph-properties fo:text-align="justify" style:justify-single-word="false"/>
    </style:style>
    <style:style style:name="P25" style:family="paragraph" style:parent-style-name="Standard">
      <style:paragraph-properties fo:text-align="justify" style:justify-single-word="false"/>
      <style:text-properties fo:font-size="12pt" fo:font-style="normal" fo:font-weight="bold" officeooo:rsid="00319820" officeooo:paragraph-rsid="00319820" style:font-size-asian="10.5pt" style:font-style-asian="normal" style:font-weight-asian="bold" style:font-size-complex="12pt" style:font-style-complex="normal" style:font-weight-complex="bold"/>
    </style:style>
    <style:style style:name="P26" style:family="paragraph" style:parent-style-name="Standard">
      <style:paragraph-properties fo:text-align="justify" style:justify-single-word="false"/>
      <style:text-properties fo:font-size="12pt" fo:font-style="normal" fo:font-weight="bold" officeooo:rsid="0034498b" officeooo:paragraph-rsid="0034498b" style:font-size-asian="10.5pt" style:font-style-asian="normal" style:font-weight-asian="bold" style:font-size-complex="12pt" style:font-style-complex="normal" style:font-weight-complex="bold"/>
    </style:style>
    <style:style style:name="P27" style:family="paragraph" style:parent-style-name="Standard">
      <style:paragraph-properties fo:text-align="justify" style:justify-single-word="false"/>
      <style:text-properties fo:font-size="12pt" fo:font-style="normal" fo:font-weight="normal" officeooo:rsid="0034498b" officeooo:paragraph-rsid="0034498b"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fo:font-size="18pt" fo:font-style="normal" fo:font-weight="bold" officeooo:rsid="0034498b" officeooo:paragraph-rsid="0034498b" style:font-size-asian="15.75pt" style:font-style-asian="normal" style:font-weight-asian="bold" style:font-size-complex="18pt" style:font-style-complex="normal" style:font-weight-complex="bold"/>
    </style:style>
    <style:style style:name="P29" style:family="paragraph" style:parent-style-name="Standard">
      <style:paragraph-properties fo:margin-left="1.251cm" fo:margin-right="0cm" fo:text-align="justify" style:justify-single-word="false" fo:text-indent="0cm" style:auto-text-indent="false"/>
      <style:text-properties style:font-name="Utopia" fo:font-size="12pt" fo:font-style="italic" fo:font-weight="normal" officeooo:rsid="001e1bc7" officeooo:paragraph-rsid="001e1bc7" style:font-size-asian="10.5pt" style:font-style-asian="italic" style:font-weight-asian="normal" style:font-size-complex="12pt" style:font-style-complex="italic" style:font-weight-complex="normal"/>
    </style:style>
    <style:style style:name="P30" style:family="paragraph" style:parent-style-name="Standard">
      <style:paragraph-properties fo:margin-left="1.251cm" fo:margin-right="0cm" fo:text-align="justify" style:justify-single-word="false" fo:text-indent="0cm" style:auto-text-indent="false"/>
      <style:text-properties style:font-name="Utopia" fo:font-size="12pt" fo:font-style="italic" fo:font-weight="normal" officeooo:rsid="001e1bc7" officeooo:paragraph-rsid="002daebe" style:font-size-asian="10.5pt" style:font-style-asian="italic" style:font-weight-asian="normal" style:font-size-complex="12pt" style:font-style-complex="italic" style:font-weight-complex="normal"/>
    </style:style>
    <style:style style:name="P31" style:family="paragraph" style:parent-style-name="Standard">
      <style:paragraph-properties fo:margin-left="1.251cm" fo:margin-right="0cm" fo:text-align="justify" style:justify-single-word="false" fo:text-indent="0cm" style:auto-text-indent="false"/>
      <style:text-properties style:font-name="Utopia" fo:font-size="12pt" fo:font-style="italic" fo:font-weight="normal" officeooo:rsid="0022af55" officeooo:paragraph-rsid="002daebe" style:font-size-asian="10.5pt" style:font-style-asian="italic" style:font-weight-asian="normal" style:font-size-complex="12pt" style:font-style-complex="italic" style:font-weight-complex="normal"/>
    </style:style>
    <style:style style:name="P32" style:family="paragraph" style:parent-style-name="Standard">
      <style:paragraph-properties fo:margin-left="1.251cm" fo:margin-right="0cm" fo:text-align="justify" style:justify-single-word="false" fo:text-indent="0cm" style:auto-text-indent="false"/>
      <style:text-properties style:font-name="Utopia" fo:font-size="12pt" fo:font-style="italic" fo:font-weight="normal" officeooo:rsid="0022af55" officeooo:paragraph-rsid="0022af55" style:font-size-asian="10.5pt" style:font-style-asian="italic" style:font-weight-asian="normal" style:font-size-complex="12pt" style:font-style-complex="italic" style:font-weight-complex="normal"/>
    </style:style>
    <style:style style:name="P33" style:family="paragraph" style:parent-style-name="Standard">
      <style:paragraph-properties fo:margin-left="1.251cm" fo:margin-right="0cm" fo:text-align="justify" style:justify-single-word="false" fo:text-indent="0cm" style:auto-text-indent="false"/>
      <style:text-properties style:font-name="Utopia" fo:font-size="12pt" fo:font-style="italic" fo:font-weight="normal" officeooo:rsid="0028beb6" officeooo:paragraph-rsid="002ec340" style:font-size-asian="10.5pt" style:font-style-asian="italic" style:font-weight-asian="normal" style:font-size-complex="12pt" style:font-style-complex="italic" style:font-weight-complex="normal"/>
    </style:style>
    <style:style style:name="P34" style:family="paragraph" style:parent-style-name="Standard">
      <style:paragraph-properties fo:margin-left="1.251cm" fo:margin-right="0cm" fo:text-align="justify" style:justify-single-word="false" fo:text-indent="0cm" style:auto-text-indent="false"/>
      <style:text-properties style:font-name="Utopia" fo:font-size="12pt" fo:font-style="italic" fo:font-weight="bold" officeooo:rsid="0022af55" officeooo:paragraph-rsid="002daebe" style:font-size-asian="10.5pt" style:font-style-asian="italic" style:font-weight-asian="bold" style:font-size-complex="12pt" style:font-style-complex="italic" style:font-weight-complex="bold"/>
    </style:style>
    <style:style style:name="P35" style:family="paragraph" style:parent-style-name="Standard">
      <style:paragraph-properties fo:margin-left="1.251cm" fo:margin-right="0cm" fo:text-align="justify" style:justify-single-word="false" fo:text-indent="0cm" style:auto-text-indent="false"/>
      <style:text-properties style:font-name="Utopia" fo:font-size="12pt" fo:font-style="normal" fo:font-weight="normal" officeooo:rsid="00250426" officeooo:paragraph-rsid="00293813" style:font-size-asian="10.5pt" style:font-style-asian="normal" style:font-weight-asian="normal" style:font-size-complex="12pt" style:font-style-complex="normal" style:font-weight-complex="normal"/>
    </style:style>
    <style:style style:name="P36" style:family="paragraph" style:parent-style-name="Standard">
      <style:paragraph-properties fo:margin-left="1.251cm" fo:margin-right="0cm" fo:text-align="justify" style:justify-single-word="false" fo:text-indent="0cm" style:auto-text-indent="false"/>
      <style:text-properties style:font-name="Utopia" fo:font-size="12pt" fo:font-style="normal" fo:font-weight="normal" officeooo:rsid="0028beb6" officeooo:paragraph-rsid="002ec340" style:font-size-asian="10.5pt" style:font-style-asian="normal" style:font-weight-asian="normal" style:font-size-complex="12pt" style:font-style-complex="normal" style:font-weight-complex="normal"/>
    </style:style>
    <style:style style:name="P37" style:family="paragraph" style:parent-style-name="Standard">
      <style:paragraph-properties fo:margin-left="1.251cm" fo:margin-right="0cm" fo:text-align="justify" style:justify-single-word="false" fo:text-indent="0cm" style:auto-text-indent="false"/>
      <style:text-properties style:font-name="Utopia" fo:font-size="12pt" fo:font-style="normal" fo:font-weight="normal" officeooo:rsid="00213215" officeooo:paragraph-rsid="001e1bc7" style:font-size-asian="10.5pt" style:font-style-asian="normal" style:font-weight-asian="normal" style:font-size-complex="12pt" style:font-style-complex="normal" style:font-weight-complex="normal"/>
    </style:style>
    <style:style style:name="P38" style:family="paragraph" style:parent-style-name="Standard">
      <style:paragraph-properties fo:margin-left="0cm" fo:margin-right="0cm" fo:text-align="justify" style:justify-single-word="false" fo:text-indent="0cm" style:auto-text-indent="false"/>
      <style:text-properties style:font-name="Utopia" fo:font-size="12pt" fo:font-style="italic" fo:font-weight="bold" officeooo:rsid="00213215" officeooo:paragraph-rsid="0022af55" style:font-size-asian="10.5pt" style:font-style-asian="italic" style:font-weight-asian="bold" style:font-size-complex="12pt" style:font-style-complex="italic" style:font-weight-complex="bold"/>
    </style:style>
    <style:style style:name="P39" style:family="paragraph" style:parent-style-name="Standard">
      <style:paragraph-properties fo:margin-left="0cm" fo:margin-right="0cm" fo:text-align="justify" style:justify-single-word="false" fo:text-indent="0cm" style:auto-text-indent="false"/>
      <style:text-properties style:font-name="Utopia" fo:font-size="12pt" fo:font-style="italic" fo:font-weight="normal" officeooo:rsid="00293813" officeooo:paragraph-rsid="00293813" style:font-size-asian="10.5pt" style:font-style-asian="italic" style:font-weight-asian="normal" style:font-size-complex="12pt" style:font-style-complex="italic" style:font-weight-complex="normal"/>
    </style:style>
    <style:style style:name="P40"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1c315a" officeooo:paragraph-rsid="0022af55" style:font-size-asian="10.5pt" style:font-style-asian="normal" style:font-weight-asian="normal" style:font-size-complex="12pt" style:font-style-complex="normal" style:font-weight-complex="normal"/>
    </style:style>
    <style:style style:name="P41"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1c315a" officeooo:paragraph-rsid="0028beb6" style:font-size-asian="10.5pt" style:font-style-asian="normal" style:font-weight-asian="normal" style:font-size-complex="12pt" style:font-style-complex="normal" style:font-weight-complex="normal"/>
    </style:style>
    <style:style style:name="P42"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1c315a" officeooo:paragraph-rsid="0036070b" style:font-size-asian="10.5pt" style:font-style-asian="normal" style:font-weight-asian="normal" style:font-size-complex="12pt" style:font-style-complex="normal" style:font-weight-complex="normal"/>
    </style:style>
    <style:style style:name="P43"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8beb6" officeooo:paragraph-rsid="0028beb6" style:font-size-asian="10.5pt" style:font-style-asian="normal" style:font-weight-asian="normal" style:font-size-complex="12pt" style:font-style-complex="normal" style:font-weight-complex="normal"/>
    </style:style>
    <style:style style:name="P44"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13215" officeooo:paragraph-rsid="0022af55" style:font-size-asian="10.5pt" style:font-style-asian="normal" style:font-weight-asian="normal" style:font-size-complex="12pt" style:font-style-complex="normal" style:font-weight-complex="normal"/>
    </style:style>
    <style:style style:name="P45"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93813" officeooo:paragraph-rsid="00293813" style:font-size-asian="10.5pt" style:font-style-asian="normal" style:font-weight-asian="normal" style:font-size-complex="12pt" style:font-style-complex="normal" style:font-weight-complex="normal"/>
    </style:style>
    <style:style style:name="P46"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bf218" officeooo:paragraph-rsid="002bf218" style:font-size-asian="10.5pt" style:font-style-asian="normal" style:font-weight-asian="normal" style:font-size-complex="12pt" style:font-style-complex="normal" style:font-weight-complex="normal"/>
    </style:style>
    <style:style style:name="P47"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bf218" officeooo:paragraph-rsid="0036070b" style:font-size-asian="10.5pt" style:font-style-asian="normal" style:font-weight-asian="normal" style:font-size-complex="12pt" style:font-style-complex="normal" style:font-weight-complex="normal"/>
    </style:style>
    <style:style style:name="P48"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bold" officeooo:rsid="00250426" officeooo:paragraph-rsid="0026b20a" style:font-size-asian="10.5pt" style:font-style-asian="normal" style:font-weight-asian="bold" style:font-size-complex="12pt" style:font-style-complex="normal" style:font-weight-complex="bold"/>
    </style:style>
    <style:style style:name="P49" style:family="paragraph" style:parent-style-name="Standard">
      <style:paragraph-properties fo:margin-left="0cm" fo:margin-right="0cm" fo:text-align="justify" style:justify-single-word="false" fo:text-indent="0cm" style:auto-text-indent="false"/>
      <style:text-properties style:font-name="Utopia" fo:font-size="14pt" fo:font-style="normal" fo:font-weight="bold" officeooo:rsid="00293813" officeooo:paragraph-rsid="00293813" style:font-size-asian="12.25pt" style:font-style-asian="normal" style:font-weight-asian="bold" style:font-size-complex="14pt" style:font-style-complex="normal" style:font-weight-complex="bold"/>
    </style:style>
    <style:style style:name="P50" style:family="paragraph" style:parent-style-name="Standard">
      <style:paragraph-properties fo:margin-left="0cm" fo:margin-right="0cm" fo:text-align="justify" style:justify-single-word="false" fo:text-indent="0cm" style:auto-text-indent="false"/>
      <style:text-properties style:font-name="Utopia" fo:font-size="14pt" fo:font-style="normal" fo:font-weight="bold" officeooo:rsid="002bf218" officeooo:paragraph-rsid="002bf218" style:font-size-asian="12.25pt" style:font-style-asian="normal" style:font-weight-asian="bold" style:font-size-complex="14pt" style:font-style-complex="normal" style:font-weight-complex="bold"/>
    </style:style>
    <style:style style:name="P51" style:family="paragraph" style:parent-style-name="Table_20_Contents">
      <style:paragraph-properties fo:text-align="justify" style:justify-single-word="false"/>
      <style:text-properties style:font-name="Utopia" fo:font-size="12pt" officeooo:rsid="001d1ba7" officeooo:paragraph-rsid="001d1ba7" style:font-size-asian="10.5pt" style:font-size-complex="12pt"/>
    </style:style>
    <style:style style:name="P52" style:family="paragraph" style:parent-style-name="Table_20_Contents">
      <style:paragraph-properties fo:text-align="justify" style:justify-single-word="false"/>
      <style:text-properties style:font-name="Utopia" fo:font-size="12pt" officeooo:rsid="001e1bc7" officeooo:paragraph-rsid="001e1bc7" style:font-size-asian="10.5pt" style:font-size-complex="12pt"/>
    </style:style>
    <style:style style:name="P53" style:family="paragraph" style:parent-style-name="Table_20_Contents">
      <style:paragraph-properties fo:text-align="justify" style:justify-single-word="false"/>
      <style:text-properties style:font-name="Utopia" fo:font-size="12pt" officeooo:rsid="0022af55" officeooo:paragraph-rsid="0022af55" style:font-size-asian="10.5pt" style:font-size-complex="12pt"/>
    </style:style>
    <style:style style:name="P54" style:family="paragraph" style:parent-style-name="Table_20_Contents">
      <style:paragraph-properties fo:text-align="justify" style:justify-single-word="false"/>
      <style:text-properties style:font-name="Utopia" fo:font-size="12pt" officeooo:rsid="0022af55" officeooo:paragraph-rsid="0028beb6" style:font-size-asian="10.5pt" style:font-size-complex="12pt"/>
    </style:style>
    <style:style style:name="P55" style:family="paragraph" style:parent-style-name="Table_20_Contents">
      <style:paragraph-properties fo:text-align="justify" style:justify-single-word="false"/>
      <style:text-properties style:font-name="Utopia" fo:font-size="12pt" officeooo:rsid="002bf218" officeooo:paragraph-rsid="002bf218" style:font-size-asian="10.5pt" style:font-size-complex="12pt"/>
    </style:style>
    <style:style style:name="P56" style:family="paragraph" style:parent-style-name="Table_20_Contents">
      <style:paragraph-properties fo:text-align="justify" style:justify-single-word="false"/>
      <style:text-properties style:font-name="Utopia" fo:font-size="12pt" officeooo:rsid="002bf218" officeooo:paragraph-rsid="0036070b" style:font-size-asian="10.5pt" style:font-size-complex="12pt"/>
    </style:style>
    <style:style style:name="P57" style:family="paragraph" style:parent-style-name="Table_20_Contents">
      <style:paragraph-properties fo:text-align="justify" style:justify-single-word="false"/>
      <style:text-properties style:font-name="Utopia" fo:font-size="12pt" officeooo:rsid="0036070b" officeooo:paragraph-rsid="0036070b" style:font-size-asian="10.5pt" style:font-size-complex="12pt"/>
    </style:style>
    <style:style style:name="P58" style:family="paragraph" style:parent-style-name="Standard">
      <style:paragraph-properties fo:text-align="justify" style:justify-single-word="false"/>
      <style:text-properties style:font-name="Utopia" fo:font-size="12pt" fo:font-style="normal" fo:font-weight="normal" officeooo:rsid="00319820"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justify" style:justify-single-word="false"/>
      <style:text-properties style:font-name="Utopia" fo:font-size="12pt" fo:font-style="normal" fo:font-weight="normal" officeooo:rsid="00328b96" officeooo:paragraph-rsid="00319820"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justify" style:justify-single-word="false"/>
      <style:text-properties style:font-name="Utopia" fo:font-size="12pt" fo:font-style="normal" fo:font-weight="normal" officeooo:rsid="0034da05" officeooo:paragraph-rsid="0034498b"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justify" style:justify-single-word="false"/>
      <style:text-properties style:font-name="Utopia" fo:font-size="12pt" fo:font-style="normal" fo:font-weight="bold" officeooo:rsid="001c315a" officeooo:paragraph-rsid="001c315a" style:font-size-asian="10.5pt" style:font-style-asian="normal" style:font-weight-asian="bold" style:font-size-complex="12pt" style:font-style-complex="normal" style:font-weight-complex="bold"/>
    </style:style>
    <style:style style:name="P62" style:family="paragraph" style:parent-style-name="Standard">
      <style:paragraph-properties fo:text-align="justify" style:justify-single-word="false"/>
      <style:text-properties style:font-name="Utopia" fo:font-size="12pt" fo:font-style="italic" fo:font-weight="bold" officeooo:rsid="0034da05" officeooo:paragraph-rsid="0034da05" style:font-size-asian="10.5pt" style:font-style-asian="italic" style:font-weight-asian="bold" style:font-size-complex="12pt" style:font-style-complex="italic" style:font-weight-complex="bold"/>
    </style:style>
    <style:style style:name="P63" style:family="paragraph" style:parent-style-name="Standard">
      <style:paragraph-properties fo:text-align="center" style:justify-single-word="false"/>
      <style:text-properties style:font-name="Utopia" fo:font-size="12pt" fo:font-style="italic" style:text-underline-style="none" fo:font-weight="normal" officeooo:rsid="001a6116" officeooo:paragraph-rsid="001a6116" style:font-size-asian="10.5pt" style:font-style-asian="italic" style:font-weight-asian="normal" style:font-size-complex="12pt" style:font-style-complex="italic" style:font-weight-complex="normal"/>
    </style:style>
    <style:style style:name="P64" style:family="paragraph" style:parent-style-name="Standard">
      <style:paragraph-properties fo:text-align="center" style:justify-single-word="false"/>
      <style:text-properties style:font-name="Utopia" fo:font-size="12pt" fo:font-style="italic" fo:font-weight="normal" officeooo:rsid="001c315a" officeooo:paragraph-rsid="001c315a" style:font-size-asian="10.5pt" style:font-style-asian="italic" style:font-weight-asian="normal" style:font-size-complex="12pt" style:font-style-complex="italic" style:font-weight-complex="normal"/>
    </style:style>
    <style:style style:name="P65" style:family="paragraph" style:parent-style-name="Standard">
      <style:paragraph-properties fo:text-align="justify" style:justify-single-word="false"/>
      <style:text-properties style:font-name="Utopia" fo:font-size="14pt" fo:font-style="normal" fo:font-weight="bold" officeooo:rsid="00319820" officeooo:paragraph-rsid="00319820" style:font-size-asian="12.25pt" style:font-style-asian="normal" style:font-weight-asian="bold" style:font-size-complex="14pt" style:font-style-complex="normal" style:font-weight-complex="bold"/>
    </style:style>
    <style:style style:name="P66" style:family="paragraph" style:parent-style-name="Standard">
      <style:paragraph-properties fo:text-align="justify" style:justify-single-word="false"/>
      <style:text-properties style:font-name="Utopia" fo:font-size="18pt" fo:font-style="normal" fo:font-weight="bold" officeooo:rsid="0034498b" officeooo:paragraph-rsid="0034498b" style:font-size-asian="15.75pt" style:font-style-asian="normal" style:font-weight-asian="bold" style:font-size-complex="18pt" style:font-style-complex="normal" style:font-weight-complex="bold"/>
    </style:style>
    <style:style style:name="P67" style:family="paragraph" style:parent-style-name="Standard">
      <style:paragraph-properties fo:margin-left="0cm" fo:margin-right="0cm" fo:text-align="justify" style:justify-single-word="false" fo:text-indent="0cm" style:auto-text-indent="false"/>
      <style:text-properties style:font-name="Utopia" fo:font-size="18pt" fo:font-style="normal" fo:font-weight="bold" officeooo:rsid="0034498b" officeooo:paragraph-rsid="0036070b" style:font-size-asian="15.75pt" style:font-style-asian="normal" style:font-weight-asian="bold" style:font-size-complex="18pt" style:font-style-complex="normal" style:font-weight-complex="bold"/>
    </style:style>
    <style:style style:name="P68"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1c315a" officeooo:paragraph-rsid="002bf218" style:font-size-asian="10.5pt" style:font-style-asian="normal" style:font-weight-asian="normal" style:font-size-complex="12pt" style:font-style-complex="normal" style:font-weight-complex="normal"/>
    </style:style>
    <style:style style:name="P69" style:family="paragraph" style:parent-style-name="Standard">
      <style:paragraph-properties fo:margin-left="1.251cm" fo:margin-right="0cm" fo:text-align="justify" style:justify-single-word="false" fo:text-indent="0cm" style:auto-text-indent="false"/>
      <style:text-properties style:font-name="Utopia" fo:font-size="12pt" fo:font-style="italic" fo:font-weight="normal" officeooo:rsid="001e1bc7" officeooo:paragraph-rsid="001e1bc7" style:font-size-asian="10.5pt" style:font-style-asian="italic" style:font-weight-asian="normal" style:font-size-complex="12pt" style:font-style-complex="italic" style:font-weight-complex="normal"/>
    </style:style>
    <style:style style:name="P70" style:family="paragraph" style:parent-style-name="Standard">
      <style:paragraph-properties fo:margin-left="1.251cm" fo:margin-right="0cm" fo:text-align="justify" style:justify-single-word="false" fo:text-indent="0cm" style:auto-text-indent="false"/>
      <style:text-properties style:font-name="Utopia" fo:font-size="12pt" fo:font-style="italic" fo:font-weight="normal" officeooo:rsid="001e1bc7" officeooo:paragraph-rsid="002daebe" style:font-size-asian="10.5pt" style:font-style-asian="italic" style:font-weight-asian="normal" style:font-size-complex="12pt" style:font-style-complex="italic" style:font-weight-complex="normal"/>
    </style:style>
    <style:style style:name="P71" style:family="paragraph" style:parent-style-name="Standard">
      <style:paragraph-properties fo:margin-left="1.251cm" fo:margin-right="0cm" fo:text-align="justify" style:justify-single-word="false" fo:text-indent="0cm" style:auto-text-indent="false"/>
      <style:text-properties style:font-name="Utopia" fo:font-size="12pt" fo:font-style="italic" fo:font-weight="normal" officeooo:rsid="0028beb6" officeooo:paragraph-rsid="002ec340" style:font-size-asian="10.5pt" style:font-style-asian="italic" style:font-weight-asian="normal" style:font-size-complex="12pt" style:font-style-complex="italic" style:font-weight-complex="normal"/>
    </style:style>
    <style:style style:name="P72" style:family="paragraph" style:parent-style-name="Standard">
      <style:paragraph-properties fo:margin-left="1.251cm" fo:margin-right="0cm" fo:text-align="justify" style:justify-single-word="false" fo:text-indent="0cm" style:auto-text-indent="false"/>
      <style:text-properties style:font-name="Utopia" fo:font-size="12pt" fo:font-style="italic" fo:font-weight="bold" officeooo:rsid="0022af55" officeooo:paragraph-rsid="002daebe" style:font-size-asian="10.5pt" style:font-style-asian="italic" style:font-weight-asian="bold" style:font-size-complex="12pt" style:font-style-complex="italic" style:font-weight-complex="bold"/>
    </style:style>
    <style:style style:name="P73" style:family="paragraph" style:parent-style-name="Standard">
      <style:paragraph-properties fo:margin-left="1.251cm" fo:margin-right="0cm" fo:text-align="justify" style:justify-single-word="false" fo:text-indent="0cm" style:auto-text-indent="false"/>
      <style:text-properties style:font-name="Utopia" fo:font-size="12pt" fo:font-style="normal" fo:font-weight="normal" officeooo:rsid="0028beb6" officeooo:paragraph-rsid="002ec340" style:font-size-asian="10.5pt" style:font-style-asian="normal" style:font-weight-asian="normal" style:font-size-complex="12pt" style:font-style-complex="normal" style:font-weight-complex="normal"/>
    </style:style>
    <style:style style:name="P74" style:family="paragraph" style:parent-style-name="Table_20_Contents">
      <style:paragraph-properties fo:text-align="justify" style:justify-single-word="false"/>
      <style:text-properties style:font-name="Utopia" fo:font-size="12pt" officeooo:rsid="001d1ba7" officeooo:paragraph-rsid="001d1ba7" style:font-size-asian="10.5pt" style:font-size-complex="12pt"/>
    </style:style>
    <style:style style:name="P75" style:family="paragraph" style:parent-style-name="Table_20_Contents">
      <style:paragraph-properties fo:text-align="justify" style:justify-single-word="false"/>
      <style:text-properties style:font-name="Utopia" fo:font-size="12pt" officeooo:rsid="001d1ba7" officeooo:paragraph-rsid="003f35e8" style:font-size-asian="10.5pt" style:font-size-complex="12pt"/>
    </style:style>
    <style:style style:name="P76" style:family="paragraph" style:parent-style-name="Table_20_Contents">
      <style:paragraph-properties fo:text-align="justify" style:justify-single-word="false"/>
      <style:text-properties style:font-name="Utopia" fo:font-size="12pt" officeooo:rsid="002bf218" officeooo:paragraph-rsid="002bf218" style:font-size-asian="10.5pt" style:font-size-complex="12pt"/>
    </style:style>
    <style:style style:name="T1" style:family="text">
      <style:text-properties fo:font-weight="normal" style:font-weight-asian="normal" style:font-weight-complex="normal"/>
    </style:style>
    <style:style style:name="T2" style:family="text">
      <style:text-properties fo:font-weight="normal" officeooo:rsid="00243427" style:font-weight-asian="normal" style:font-weight-complex="normal"/>
    </style:style>
    <style:style style:name="T3" style:family="text">
      <style:text-properties fo:font-weight="normal" officeooo:rsid="0026b20a" style:font-weight-asian="normal" style:font-weight-complex="normal"/>
    </style:style>
    <style:style style:name="T4" style:family="text">
      <style:text-properties fo:font-weight="normal" officeooo:rsid="00213215" style:font-weight-asian="normal" style:font-weight-complex="normal"/>
    </style:style>
    <style:style style:name="T5" style:family="text">
      <style:text-properties fo:font-weight="normal" officeooo:rsid="0022af55" style:font-weight-asian="normal" style:font-weight-complex="normal"/>
    </style:style>
    <style:style style:name="T6" style:family="text">
      <style:text-properties fo:font-weight="normal" officeooo:rsid="0028651c" style:font-weight-asian="normal" style:font-weight-complex="normal"/>
    </style:style>
    <style:style style:name="T7" style:family="text">
      <style:text-properties fo:font-weight="normal" officeooo:rsid="0028beb6" style:font-weight-asian="normal" style:font-weight-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26b20a" style:font-style-asian="italic" style:font-weight-asian="normal" style:font-style-complex="italic" style:font-weight-complex="normal"/>
    </style:style>
    <style:style style:name="T10" style:family="text">
      <style:text-properties fo:font-style="italic" style:font-style-asian="italic" style:font-style-complex="italic"/>
    </style:style>
    <style:style style:name="T11" style:family="text">
      <style:text-properties fo:font-style="italic" officeooo:rsid="001c315a" style:font-style-asian="italic" style:font-style-complex="italic"/>
    </style:style>
    <style:style style:name="T12" style:family="text">
      <style:text-properties fo:font-style="italic" officeooo:rsid="001e1bc7" style:font-style-asian="italic" style:font-style-complex="italic"/>
    </style:style>
    <style:style style:name="T13" style:family="text">
      <style:text-properties fo:font-style="italic" officeooo:rsid="00245318" style:font-style-asian="italic" style:font-style-complex="italic"/>
    </style:style>
    <style:style style:name="T14" style:family="text">
      <style:text-properties fo:font-style="italic" fo:font-weight="bold" officeooo:rsid="002daebe" style:font-style-asian="italic" style:font-weight-asian="bold" style:font-style-complex="italic"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22af55" style:font-style-asian="normal" style:font-weight-asian="normal" style:font-style-complex="normal" style:font-weight-complex="normal"/>
    </style:style>
    <style:style style:name="T17" style:family="text">
      <style:text-properties fo:font-style="normal" fo:font-weight="normal" officeooo:rsid="001e1bc7" style:font-style-asian="normal" style:font-weight-asian="normal" style:font-style-complex="normal" style:font-weight-complex="normal"/>
    </style:style>
    <style:style style:name="T18" style:family="text">
      <style:text-properties fo:font-style="normal" fo:font-weight="normal" officeooo:rsid="00243427" style:font-style-asian="normal" style:font-weight-asian="normal" style:font-style-complex="normal" style:font-weight-complex="normal"/>
    </style:style>
    <style:style style:name="T19" style:family="text">
      <style:text-properties fo:font-style="normal" fo:font-weight="normal" officeooo:rsid="0028beb6" style:font-style-asian="normal" style:font-weight-asian="normal" style:font-style-complex="normal" style:font-weight-complex="normal"/>
    </style:style>
    <style:style style:name="T20" style:family="text">
      <style:text-properties fo:font-style="normal" fo:font-weight="normal" officeooo:rsid="002daebe" style:font-style-asian="normal" style:font-weight-asian="normal" style:font-style-complex="normal" style:font-weight-complex="normal"/>
    </style:style>
    <style:style style:name="T21" style:family="text">
      <style:text-properties fo:font-style="normal" style:font-style-asian="normal" style:font-style-complex="normal"/>
    </style:style>
    <style:style style:name="T22" style:family="text">
      <style:text-properties fo:font-style="normal" officeooo:rsid="001e1bc7" style:font-style-asian="normal" style:font-style-complex="normal"/>
    </style:style>
    <style:style style:name="T23" style:family="text">
      <style:text-properties fo:font-style="normal" officeooo:rsid="001f7f70" style:font-style-asian="normal" style:font-style-complex="normal"/>
    </style:style>
    <style:style style:name="T24" style:family="text">
      <style:text-properties fo:font-style="normal" officeooo:rsid="00213215" style:font-style-asian="normal" style:font-style-complex="normal"/>
    </style:style>
    <style:style style:name="T25" style:family="text">
      <style:text-properties fo:font-style="normal" officeooo:rsid="0022af55" style:font-style-asian="normal" style:font-style-complex="normal"/>
    </style:style>
    <style:style style:name="T26" style:family="text">
      <style:text-properties fo:font-style="normal" officeooo:rsid="00250426" style:font-style-asian="normal" style:font-style-complex="normal"/>
    </style:style>
    <style:style style:name="T27" style:family="text">
      <style:text-properties fo:font-style="normal" officeooo:rsid="00243427" style:font-style-asian="normal" style:font-style-complex="normal"/>
    </style:style>
    <style:style style:name="T28" style:family="text">
      <style:text-properties fo:font-style="normal" officeooo:rsid="00293813" style:font-style-asian="normal" style:font-style-complex="normal"/>
    </style:style>
    <style:style style:name="T29" style:family="text">
      <style:text-properties fo:font-style="normal" officeooo:rsid="002daebe" style:font-style-asian="normal" style:font-style-complex="normal"/>
    </style:style>
    <style:style style:name="T30" style:family="text">
      <style:text-properties officeooo:rsid="001c315a"/>
    </style:style>
    <style:style style:name="T31" style:family="text">
      <style:text-properties fo:font-weight="bold" style:font-weight-asian="bold" style:font-weight-complex="bold"/>
    </style:style>
    <style:style style:name="T32" style:family="text">
      <style:text-properties fo:font-weight="bold" officeooo:rsid="002daebe" style:font-weight-asian="bold" style:font-weight-complex="bold"/>
    </style:style>
    <style:style style:name="T33" style:family="text">
      <style:text-properties fo:font-weight="bold" officeooo:rsid="00245318" style:font-weight-asian="bold" style:font-weight-complex="bold"/>
    </style:style>
    <style:style style:name="T34" style:family="text">
      <style:text-properties officeooo:rsid="001d1ba7"/>
    </style:style>
    <style:style style:name="T35" style:family="text">
      <style:text-properties officeooo:rsid="001e1bc7"/>
    </style:style>
    <style:style style:name="T36" style:family="text">
      <style:text-properties officeooo:rsid="00213215"/>
    </style:style>
    <style:style style:name="T37" style:family="text">
      <style:text-properties officeooo:rsid="00245318"/>
    </style:style>
    <style:style style:name="T38" style:family="text">
      <style:text-properties officeooo:rsid="00250426"/>
    </style:style>
    <style:style style:name="T39" style:family="text">
      <style:text-properties officeooo:rsid="0028beb6"/>
    </style:style>
    <style:style style:name="T40" style:family="text">
      <style:text-properties officeooo:rsid="0022af55"/>
    </style:style>
    <style:style style:name="T41" style:family="text">
      <style:text-properties officeooo:rsid="00243427"/>
    </style:style>
    <style:style style:name="T42" style:family="text">
      <style:text-properties officeooo:rsid="00293813"/>
    </style:style>
    <style:style style:name="T43" style:family="text">
      <style:text-properties officeooo:rsid="002daebe"/>
    </style:style>
    <style:style style:name="T44" style:family="text">
      <style:text-properties style:font-name="Utopia"/>
    </style:style>
    <style:style style:name="T45" style:family="text">
      <style:text-properties style:font-name="Utopia" fo:font-size="12pt" fo:font-style="italic" fo:font-weight="normal" officeooo:rsid="002bf218" style:font-size-asian="10.5pt" style:font-style-asian="italic" style:font-weight-asian="normal" style:font-size-complex="12pt" style:font-style-complex="italic" style:font-weight-complex="normal"/>
    </style:style>
    <style:style style:name="T46" style:family="text">
      <style:text-properties style:font-name="Utopia" fo:font-size="12pt" fo:font-style="italic" fo:font-weight="normal" officeooo:rsid="002daebe" style:font-size-asian="10.5pt" style:font-style-asian="italic" style:font-weight-asian="normal" style:font-size-complex="12pt" style:font-style-complex="italic" style:font-weight-complex="normal"/>
    </style:style>
    <style:style style:name="T47" style:family="text">
      <style:text-properties style:font-name="Utopia" fo:font-size="12pt" fo:font-style="italic" fo:font-weight="bold" officeooo:rsid="002d13dc" style:font-size-asian="10.5pt" style:font-style-asian="italic" style:font-weight-asian="bold" style:font-size-complex="12pt" style:font-style-complex="italic" style:font-weight-complex="bold"/>
    </style:style>
    <style:style style:name="T48" style:family="text">
      <style:text-properties style:font-name="Utopia" fo:font-size="12pt" fo:font-style="italic" fo:font-weight="bold" officeooo:rsid="002daebe" style:font-size-asian="10.5pt" style:font-style-asian="italic" style:font-weight-asian="bold" style:font-size-complex="12pt" style:font-style-complex="italic" style:font-weight-complex="bold"/>
    </style:style>
    <style:style style:name="T49" style:family="text">
      <style:text-properties style:font-name="Utopia" fo:font-size="12pt" fo:font-style="italic" fo:font-weight="bold" officeooo:rsid="00319820" style:font-size-asian="10.5pt" style:font-style-asian="italic" style:font-weight-asian="bold" style:font-size-complex="12pt" style:font-style-complex="italic" style:font-weight-complex="bold"/>
    </style:style>
    <style:style style:name="T50" style:family="text">
      <style:text-properties style:font-name="Utopia" fo:font-size="12pt" fo:font-style="normal" fo:font-weight="normal" officeooo:rsid="002bf218" style:font-size-asian="10.5pt" style:font-style-asian="normal" style:font-weight-asian="normal" style:font-size-complex="12pt" style:font-style-complex="normal" style:font-weight-complex="normal"/>
    </style:style>
    <style:style style:name="T51" style:family="text">
      <style:text-properties style:font-name="Utopia" fo:font-size="12pt" fo:font-style="normal" fo:font-weight="normal" officeooo:rsid="002d13dc" style:font-size-asian="10.5pt" style:font-style-asian="normal" style:font-weight-asian="normal" style:font-size-complex="12pt" style:font-style-complex="normal" style:font-weight-complex="normal"/>
    </style:style>
    <style:style style:name="T52" style:family="text">
      <style:text-properties style:font-name="Utopia" fo:font-size="12pt" fo:font-style="normal" fo:font-weight="normal" officeooo:rsid="002daebe" style:font-size-asian="10.5pt" style:font-style-asian="normal" style:font-weight-asian="normal" style:font-size-complex="12pt" style:font-style-complex="normal" style:font-weight-complex="normal"/>
    </style:style>
    <style:style style:name="T53" style:family="text">
      <style:text-properties style:font-name="Utopia" fo:font-size="12pt" fo:font-style="normal" fo:font-weight="normal" officeooo:rsid="00319820" style:font-size-asian="10.5pt" style:font-style-asian="normal" style:font-weight-asian="normal" style:font-size-complex="12pt" style:font-style-complex="normal" style:font-weight-complex="normal"/>
    </style:style>
    <style:style style:name="T54" style:family="text">
      <style:text-properties style:font-name="Utopia" fo:font-weight="normal" style:font-weight-asian="normal" style:font-weight-complex="normal"/>
    </style:style>
    <style:style style:name="T55" style:family="text">
      <style:text-properties style:font-name="Utopia" fo:font-weight="normal" officeooo:rsid="00328b96" style:font-weight-asian="normal" style:font-weight-complex="normal"/>
    </style:style>
    <style:style style:name="T56" style:family="text">
      <style:text-properties style:font-name="Utopia" fo:font-weight="normal" officeooo:rsid="0036fbd6" style:font-weight-asian="normal" style:font-weight-complex="normal"/>
    </style:style>
    <style:style style:name="T57" style:family="text">
      <style:text-properties style:font-name="Utopia" fo:font-weight="normal" officeooo:rsid="003f894c" style:font-weight-asian="normal" style:font-weight-complex="normal"/>
    </style:style>
    <style:style style:name="T58" style:family="text">
      <style:text-properties style:font-name="Utopia" fo:font-style="italic" fo:font-weight="normal" style:font-style-asian="italic" style:font-weight-asian="normal" style:font-style-complex="italic" style:font-weight-complex="normal"/>
    </style:style>
    <style:style style:name="T59" style:family="text">
      <style:text-properties style:font-name="Utopia" fo:font-style="italic" fo:font-weight="normal" officeooo:rsid="003f894c" style:font-style-asian="italic" style:font-weight-asian="normal" style:font-style-complex="italic" style:font-weight-complex="normal"/>
    </style:style>
    <style:style style:name="T60" style:family="text">
      <style:text-properties style:font-name="Utopia" fo:font-style="italic" style:font-style-asian="italic" style:font-style-complex="italic"/>
    </style:style>
    <style:style style:name="T61" style:family="text">
      <style:text-properties style:font-name="Utopia" officeooo:rsid="00328b96"/>
    </style:style>
    <style:style style:name="T62" style:family="text">
      <style:text-properties style:font-name="Utopia" officeooo:rsid="0034da05"/>
    </style:style>
    <style:style style:name="T63" style:family="text">
      <style:text-properties style:font-name="Utopia" officeooo:rsid="003f894c"/>
    </style:style>
    <style:style style:name="T64" style:family="text">
      <style:text-properties style:text-position="sub 58%" style:font-name="Utopia" fo:font-size="12pt" fo:font-style="italic" fo:font-weight="bold" officeooo:rsid="00319820" style:font-size-asian="10.5pt" style:font-style-asian="italic" style:font-weight-asian="bold" style:font-size-complex="12pt" style:font-style-complex="italic" style:font-weight-complex="bold"/>
    </style:style>
    <style:style style:name="T65" style:family="text">
      <style:text-properties style:text-position="0% 100%" style:font-name="Utopia" fo:font-size="12pt" fo:font-style="italic" fo:font-weight="bold" officeooo:rsid="00319820" style:font-size-asian="10.5pt" style:font-style-asian="italic" style:font-weight-asian="bold" style:font-size-complex="12pt" style:font-style-complex="italic"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ersidade de Brasília – Instituto de Ciências Exatas</text:p>
      <text:p text:style-name="P1">Departamento de Ciências da Computação</text:p>
      <text:p text:style-name="P1"/>
      <text:p text:style-name="P1"/>
      <text:p text:style-name="P1"/>
      <text:p text:style-name="P8">Estruturas de Dados – Trabalho 1</text:p>
      <text:p text:style-name="P8"/>
      <text:p text:style-name="P5">Avaliação de Expressões Ariméticas (Forma Posfixa)</text:p>
      <text:p text:style-name="P5"/>
      <text:p text:style-name="P2">Lucas Abreu Faria e Mateus Berardo de Souza Terra</text:p>
      <text:p text:style-name="P3">Prof. Eduardo A. P. Alchieri</text:p>
      <text:p text:style-name="P9">30 de Março de 2018</text:p>
      <text:p text:style-name="P9"/>
      <text:p text:style-name="P9"/>
      <text:p text:style-name="P9"/>
      <text:p text:style-name="P9"/>
      <text:p text:style-name="P6">1<text:tab/>Introdução</text:p>
      <text:p text:style-name="P6"/>
      <text:p text:style-name="P13"><text:tab/><text:span text:style-name="T1">O trabalho 1 proposto para a matéria de Estruturas de Dados consiste na implementação de uma calculadora de expressões aritméticas posfixas a partir de entradas infixas em C, utilizando principalmente pilhas.</text:span></text:p>
      <text:p text:style-name="P13"><text:span text:style-name="T1"><text:tab/>Para tanto, o programa a ser desenvolvido receberá como entrada, por meio da entrada padrão e da função </text:span><text:span text:style-name="T8">scanf </text:span><text:span text:style-name="T15">uma expressão na forma infixa, ou seja, com os operadores entre os operandos, conforme os exemplos a seguir:</text:span></text:p>
      <text:p text:style-name="P14"/>
      <text:p text:style-name="P63">A+B*C</text:p>
      <text:p text:style-name="P63">(A+B)/C</text:p>
      <text:p text:style-name="P63">(A/(C-D))*B</text:p>
      <text:p text:style-name="P15"/>
      <text:p text:style-name="P16"><text:tab/><text:span text:style-name="T30">O programa fará, então, uma validação da </text:span><text:span text:style-name="T11">string</text:span><text:span text:style-name="T30"> de entrada, avaliando se os escopos abertos por parênteses estão devidamente fechados. O algoritmo para tal fará uso de uma pilha e está detalhado no capítulo sobre a implementação. Depois de validada, a expressão será <text:s/>transformada para a forma posfixa equivalente, como nos exemplos a seguir, referentes aos modelos já apresentados:</text:span></text:p>
      <text:p text:style-name="P16"/>
      <text:p text:style-name="P64">ABC*+</text:p>
      <text:p text:style-name="P64">AB+C/</text:p>
      <text:p text:style-name="P64">ACD-/B*</text:p>
      <text:p text:style-name="P15"><text:s/></text:p>
      <text:p text:style-name="P16"><text:tab/><text:span text:style-name="T30">A partir da expressão posfixa, o resultado será calculado por meio de um algoritmo baseado em uma pilha de cálculo e este será exibido na tela por meio da saída padrão, utilizando a função </text:span><text:span text:style-name="T11">printf</text:span><text:span text:style-name="T30">.</text:span></text:p>
      <text:p text:style-name="P16"/>
      <text:p text:style-name="P16"><text:tab/><text:span text:style-name="T37">Para favorecer a interação com o usuário, foi desenvolvida uma interface em </text:span><text:span text:style-name="T33">Python 3</text:span><text:span text:style-name="T37">, utilizando o </text:span><text:span text:style-name="T13">port </text:span><text:span text:style-name="T37"><text:s/>do framework </text:span><text:span text:style-name="T33">Qt</text:span><text:span text:style-name="T37"> para esta linguagem. Essa GUI recebe a </text:span><text:soft-page-break/><text:span text:style-name="T37">expressão por meio de um teclado virtual, ou do teclado físico, e ao receber o sinal de igual (‘=’) na entrada, inicia o programa em </text:span><text:span text:style-name="T33">C</text:span><text:span text:style-name="T37"> e, por meio de um </text:span><text:span text:style-name="T13">Pipe</text:span><text:span text:style-name="T37"> direciona a expressão para ele, que retorna pelo </text:span><text:span text:style-name="T13">Pipe </text:span><text:span text:style-name="T37">o resultado que deve ser exibido na tela</text:span></text:p>
      <text:p text:style-name="P16"/>
      <text:p text:style-name="P16"/>
      <text:p text:style-name="P16"/>
      <text:p text:style-name="P7">2<text:tab/>Implementação</text:p>
      <text:p text:style-name="P7"/>
      <text:p text:style-name="P19"><text:tab/>Dividiremos a implentação do programa em tópicos, a saber: </text:p>
      <text:p text:style-name="P19"/>
      <text:p text:style-name="P19"><text:tab/><text:tab/><text:span text:style-name="T31">I – Estruturas de Dados</text:span></text:p>
      <text:p text:style-name="P61"><text:tab/><text:tab/>II – Validação e Processamento de Entrada Infixa </text:p>
      <text:p text:style-name="P61"><text:tab/><text:tab/>III – Processamento de Expressão Posfixa e Saída</text:p>
      <text:p text:style-name="P61"><text:tab/><text:tab/>IV – Interface de Usuário</text:p>
      <text:p text:style-name="P19"/>
      <text:p text:style-name="P19"><text:tab/><text:span text:style-name="T43">Além do detalhamento das implementações, faremos também uma rápida análise da complexidade utilizando a notação </text:span><text:span text:style-name="T14">O</text:span><text:span text:style-name="T43">. Para a análise, consideraremos o custo de instruções da biblioteca padrão do </text:span><text:span text:style-name="T32">C </text:span><text:span text:style-name="T43">e declarações com custo igual a 1, bem como comparações.</text:span></text:p>
      <text:p text:style-name="P19"/>
      <text:p text:style-name="P19"/>
      <text:p text:style-name="P4">I – Estruturas de Dados</text:p>
      <text:p text:style-name="P4"><text:tab/></text:p>
      <text:p text:style-name="P19"><text:span text:style-name="T31"><text:tab/></text:span>As estruturas de dados aplicadas a resolução do problema foram pilhas e filas, implementadas sobre uma lista encadeada. A seguir detalharemos esses conceitos e sua implementação em nosso programa.</text:p>
      <text:p text:style-name="P19"/>
      <text:p text:style-name="P20"><text:span text:style-name="T31">Lista Encadeada: </text:span>/* definição de um livro… */. <text:span text:style-name="T34">Para facilitar a interpretação dos dados das expressões aritméticas, que são formadas por números e caracteres, optamos por implementar uma lista heterogênea, ou seja, em que seja possível armazenar diferentes tipos de dados. Para tanto, os elementos foram declarados da seguinte forma:</text:span></text:p>
      <text:p text:style-name="P17"/>
      <table:table table:name="Table1" table:style-name="Table1">
        <table:table-column table:style-name="Table1.A"/>
        <table:table-row>
          <table:table-cell table:style-name="Table1.A1" office:value-type="string">
            <text:p text:style-name="P51">typedef struct elemento{</text:p>
            <text:p text:style-name="P51"><text:s text:c="8"/>void *dado;</text:p>
            <text:p text:style-name="P51"><text:s text:c="8"/>int tipoDado;</text:p>
            <text:p text:style-name="P75"><text:s text:c="8"/>struct elemento *proximo;</text:p>
            <text:p text:style-name="P51">} t_element;</text:p>
          </table:table-cell>
        </table:table-row>
      </table:table>
      <text:p text:style-name="P10"/>
      <text:p text:style-name="P11">Para acomodar dados de diferentes tipos, <text:span text:style-name="T35">utilizamos os endereços desses dados, que foram armazenados como ponteiros para </text:span><text:span text:style-name="T12">void</text:span><text:span text:style-name="T35">. Para facilitar a posterior interpretação desses dados, adicionamos um campo inteiro que identifica o tipo a ser utilizado para obter um valor útil. Três constantes foram definidas para diferenciar os 3 tipos utilizados no programa: </text:span><text:span text:style-name="T12">t_int, t_char </text:span><text:span text:style-name="T22">e </text:span><text:span text:style-name="T12">t_double. </text:span><text:span text:style-name="T22">O terceiro campo do elemento é um ponteiro para outro elemento, o seguinte na lista.</text:span></text:p>
      <text:p text:style-name="P23"/>
      <text:p text:style-name="P21">A lista também é uma <text:span text:style-name="T10">struct</text:span>, que possui dois ponteiros, um para seu primeiro elemento e outro para o seu último elemento.</text:p>
      <text:p text:style-name="P18"/>
      <table:table table:name="Table2" table:style-name="Table2">
        <table:table-column table:style-name="Table2.A"/>
        <text:soft-page-break/>
        <table:table-row>
          <table:table-cell table:style-name="Table2.A1" office:value-type="string">
            <text:p text:style-name="P52"><text:s/>typedef struct list{</text:p>
            <text:p text:style-name="P52"><text:s text:c="8"/>t_element *inicio;</text:p>
            <text:p text:style-name="P52"><text:s text:c="8"/>t_element *fim;</text:p>
            <text:p text:style-name="P52"><text:s/>} t_list;</text:p>
          </table:table-cell>
        </table:table-row>
      </table:table>
      <text:p text:style-name="P21"/>
      <text:p text:style-name="P12"><text:span text:style-name="T25">As funções</text:span><text:span text:style-name="T21"> implementad</text:span><text:span text:style-name="T25">a</text:span><text:span text:style-name="T21">s foram </text:span><text:span text:style-name="T25">a</text:span><text:span text:style-name="T21">s seguintes:</text:span></text:p>
      <text:p text:style-name="P21"/>
      <text:p text:style-name="P29">t_list *newList() → <text:span text:style-name="T21">Retorna um ponteiro para lista com os campos inicio e fim nulos. Não recebe nenhum argumento. Cria uma nova lista vazia. </text:span><text:span text:style-name="T29">Possui uma complexidade </text:span><text:span text:style-name="T32">O(1)</text:span><text:span text:style-name="T29">, pois não tem laços de repetição</text:span><text:span text:style-name="T21">;</text:span></text:p>
      <text:p text:style-name="P29"><text:span text:style-name="T21"/></text:p>
      <text:p text:style-name="P29">void addStart(t_list *list, void *dado, int tipoDado)→ <text:span text:style-name="T21">Não possui retorno. Recebe como argumentos um ponteiro para a lista que receberá o novo elemento, o ponteiro para o dado a ser inserido e o tipo do dado. Insere um novo elemento no início da lista. </text:span><text:span text:style-name="T29">Possui uma complexidade </text:span><text:span text:style-name="T32">O(1)</text:span><text:span text:style-name="T29">, pois não possui laços de repetição</text:span><text:span text:style-name="T21">;</text:span></text:p>
      <text:p text:style-name="P29"><text:span text:style-name="T21"/></text:p>
      <text:p text:style-name="P30">void addEnd(t_list *list, void *dado, int tipoDado) → <text:span text:style-name="T21">Não possui retorno. Recebe como argumentos um ponteiro para a lista que receberá o novo elemento, o ponteiro para o dado a ser inserido e o tipo do dado. <text:s/>Insere um novo elemento no </text:span><text:span text:style-name="T23">final</text:span><text:span text:style-name="T21"> da lista. </text:span><text:span text:style-name="T29">Possui uma complexidade </text:span><text:span text:style-name="T32">O(1)</text:span><text:span text:style-name="T29">, pois não possui laços de repetição </text:span><text:span text:style-name="T21">;</text:span></text:p>
      <text:p text:style-name="P30"><text:span text:style-name="T21"/></text:p>
      <text:p text:style-name="P30">int isEmpty(t_list *list)<text:span text:style-name="T21"> </text:span>→<text:span text:style-name="T36"> </text:span><text:span text:style-name="T24">Retorna um inteiro. Recebe uma lista como argumento. Verifica se o início da lista é nula, ou seja, se não há elementos, retornando 1 caso esteja vazia e 0 caso contrário. </text:span><text:span text:style-name="T29">Possui uma complexidade </text:span><text:span text:style-name="T32">O(1)</text:span><text:span text:style-name="T29">, pois não possui laços de repetição </text:span><text:span text:style-name="T24">;</text:span></text:p>
      <text:p text:style-name="P30"><text:span text:style-name="T24"/></text:p>
      <text:p text:style-name="P30">int removeFirstInt(t_list *list) →<text:span text:style-name="T36"> </text:span><text:span text:style-name="T24">Retorna um inteiro. Recebe uma lista como argumento. Retorna o conteúdo armazenado no endereço do primeiro elemento da lista interpretado como inteiro. Também libera os espaços alocados para as informações e para o elemento. </text:span><text:span text:style-name="T29">Possui uma complexidade </text:span><text:span text:style-name="T32">O(1)</text:span><text:span text:style-name="T29">, pois não possui laços de repetição</text:span><text:span text:style-name="T24">;</text:span></text:p>
      <text:p text:style-name="P30"><text:span text:style-name="T24"/></text:p>
      <text:p text:style-name="P30">char removeFirstChar(t_list *list) <text:span text:style-name="T21">→</text:span><text:span text:style-name="T24"> Retorna um caractere. Recebe uma lista como argumento. Retorna o conteúdo armazenado no endereço do primeiro elemento da lista interpretado como caractere. Também libera os espaços alocados para as informações e para o elemento. </text:span><text:span text:style-name="T29">Possui uma complexidade </text:span><text:span text:style-name="T32">O(1)</text:span><text:span text:style-name="T29">, pois não possui laços de repetição</text:span><text:span text:style-name="T24">;</text:span></text:p>
      <text:p text:style-name="P30"><text:span text:style-name="T24"/></text:p>
      <text:p text:style-name="P30">double removeFirstDouble(t_list *list)<text:span text:style-name="T21"> →</text:span><text:span text:style-name="T24"> Retorna um valor de ponto flutuante de precisão dupla (</text:span><text:span text:style-name="T36">double)</text:span><text:span text:style-name="T24">. Recebe uma lista como argumento. Retorna o conteúdo armazenado no endereço do primeiro elemento da lista interpretado como </text:span><text:span text:style-name="T36">double</text:span><text:span text:style-name="T24">. Também libera os espaços alocados para as informações e para o elemento. </text:span><text:span text:style-name="T29">Possui uma complexidade </text:span><text:span text:style-name="T32">O(1)</text:span><text:span text:style-name="T29">, pois não possui laços de repetição</text:span><text:span text:style-name="T24">;</text:span></text:p>
      <text:p text:style-name="P30"><text:span text:style-name="T24"/></text:p>
      <text:p text:style-name="P30">int getNextType(t_list *list)<text:span text:style-name="T21"> →</text:span><text:span text:style-name="T24"> Retorna um inteiro. Recebe uma lista como argumento. Lê o tipo de dado do primeiro elemento da lista. </text:span><text:span text:style-name="T29">Possui uma complexidade </text:span><text:span text:style-name="T32">O(1)</text:span><text:span text:style-name="T29">, pois não possui laços de repetição</text:span><text:span text:style-name="T24">.</text:span></text:p>
      <text:p text:style-name="P37"/>
      <text:p text:style-name="P38"><text:span text:style-name="T21">Pilha:</text:span><text:span text:style-name="T15"> /* definição de livro… */. Em nosso programa foi implementada baseada em uma lista encadeada com acesso apenas ao início, seja pra inserção ou remoção. Como foi </text:span><text:soft-page-break/><text:span text:style-name="T15">baseada em nossa implementação de lista, também pode ser heterogênea. </text:span><text:span text:style-name="T16">A pilha é uma </text:span><text:span text:style-name="T6">struct</text:span><text:span text:style-name="T16">, definida a seguir:</text:span></text:p>
      <text:p text:style-name="P40"/>
      <table:table table:name="Table3" table:style-name="Table3">
        <table:table-column table:style-name="Table3.A"/>
        <table:table-row>
          <table:table-cell table:style-name="Table3.A1" office:value-type="string">
            <text:p text:style-name="P53">typedef struct stack{</text:p>
            <text:p text:style-name="P53"><text:s text:c="8"/>t_list *l;</text:p>
            <text:p text:style-name="P53">} t_stack;</text:p>
          </table:table-cell>
        </table:table-row>
      </table:table>
      <text:p text:style-name="P22"/>
      <text:p text:style-name="P38"><text:span text:style-name="T15">Para sua manipulação, foram desenvolvid</text:span><text:span text:style-name="T16">a</text:span><text:span text:style-name="T15">s </text:span><text:span text:style-name="T16">a</text:span><text:span text:style-name="T15">s seguintes </text:span><text:span text:style-name="T16">funções</text:span><text:span text:style-name="T15">:</text:span></text:p>
      <text:p text:style-name="P44"/>
      <text:p text:style-name="P34"><text:span text:style-name="T1">t_stack *newStack() → </text:span><text:span text:style-name="T15">Retorna um ponteiro para pilha. Não recebe argumentos. Inicializa uma pilha com uma nova lista. </text:span><text:span text:style-name="T20">Possui uma complexidade </text:span><text:span text:style-name="T43">O(1)</text:span><text:span text:style-name="T20">, pois não possui laços de repetição</text:span><text:span text:style-name="T15">;</text:span></text:p>
      <text:p text:style-name="P34"><text:span text:style-name="T15"/></text:p>
      <text:p text:style-name="P34"><text:span text:style-name="T1">void push(t_stack *stack, void *dado, int tipoDado) → </text:span><text:span text:style-name="T15">Não possui retorno. </text:span><text:span text:style-name="T17">Recebe como argumentos um ponteiro para a </text:span><text:span text:style-name="T15">pilha</text:span><text:span text:style-name="T17"> que receberá o novo elemento, o ponteiro para o dado a ser inserido e o tipo do dado. Insere um novo elemento no </text:span><text:span text:style-name="T15">topo </text:span><text:span text:style-name="T17">da lista </text:span><text:span text:style-name="T19">utilizando a função </text:span><text:span text:style-name="T7">addStart. </text:span><text:span text:style-name="T20">Possui uma complexidade </text:span><text:span text:style-name="T43">O(1)</text:span><text:span text:style-name="T20">, pois apenas chama uma função com esse custo</text:span><text:span text:style-name="T17">;</text:span></text:p>
      <text:p text:style-name="P34"><text:span text:style-name="T17"/></text:p>
      <text:p text:style-name="P34"><text:span text:style-name="T1">int popInt(t_stack *stack) → </text:span><text:span text:style-name="T15">Retorna um inteiro. Recebe uma pilha de argumento. Obtém a informação do primeiro elemento da lista, ou seja, do topo da pilha, por meio da função </text:span><text:span text:style-name="T1">removeFirstInt</text:span><text:span text:style-name="T7">. </text:span><text:span text:style-name="T20">Possui uma complexidade </text:span><text:span text:style-name="T43">O(1)</text:span><text:span text:style-name="T20">, pois apenas chama uma função com esse custo</text:span><text:span text:style-name="T1">;</text:span></text:p>
      <text:p text:style-name="P34"><text:span text:style-name="T1"/></text:p>
      <text:p text:style-name="P34"><text:span text:style-name="T1">char popChar(t_stack *stack) →</text:span><text:span text:style-name="T2"> </text:span><text:span text:style-name="T15">Retorna um </text:span><text:span text:style-name="T18">caractere</text:span><text:span text:style-name="T15">. Recebe uma pilha de argumento. Obtém a informação do primeiro elemento da lista, ou seja, do topo da pilha, por meio da função </text:span><text:span text:style-name="T1">removeFirst</text:span><text:span text:style-name="T2">Char</text:span><text:span text:style-name="T7">. </text:span><text:span text:style-name="T20">Possui uma complexidade </text:span><text:span text:style-name="T43">O(1)</text:span><text:span text:style-name="T20">, pois apenas chama uma função com esse custo</text:span><text:span text:style-name="T1">;</text:span></text:p>
      <text:p text:style-name="P34"><text:span text:style-name="T1"/></text:p>
      <text:p text:style-name="P34"><text:span text:style-name="T1">double popDouble(t_stack *stack) →</text:span><text:span text:style-name="T2"> </text:span><text:span text:style-name="T15">Retorna um </text:span><text:span text:style-name="T18">valor de ponto flutuante com precisão dupla</text:span><text:span text:style-name="T15">. Recebe uma pilha de argumento. Obtém a informação do primeiro elemento da lista, ou seja, do topo da pilha, por meio da função </text:span><text:span text:style-name="T1">removeFirst</text:span><text:span text:style-name="T2">Double</text:span><text:span text:style-name="T7">. </text:span><text:span text:style-name="T20">Possui uma complexidade </text:span><text:span text:style-name="T43">O(1)</text:span><text:span text:style-name="T20">, pois apenas chama uma função com esse custo</text:span><text:span text:style-name="T1">;</text:span></text:p>
      <text:p text:style-name="P34"><text:span text:style-name="T1"/></text:p>
      <text:p text:style-name="P34"><text:span text:style-name="T1">int isStackEmpty(t_stack *stack) →</text:span><text:span text:style-name="T2"> </text:span><text:span text:style-name="T18">Retorna um inteiro. Recebe uma pilha de argumento. Verifica se a pilha está vazia por meio da função </text:span><text:span text:style-name="T2">isEmpty</text:span><text:span text:style-name="T7">. </text:span><text:span text:style-name="T20">Possui uma complexidade </text:span><text:span text:style-name="T43">O(1)</text:span><text:span text:style-name="T20">, pois apenas chama uma função com esse custo</text:span><text:span text:style-name="T1">;</text:span></text:p>
      <text:p text:style-name="P34"><text:span text:style-name="T1"/></text:p>
      <text:p text:style-name="P31">int getNextStackType(t_stack *stack) →<text:span text:style-name="T38"> </text:span><text:span text:style-name="T26">Retorna um inteiro. Recebe uma pilha de argumento. Verifica o tipo de dado armazenado no topo da pilha por meio da função </text:span><text:span text:style-name="T38">getNextType. </text:span><text:span text:style-name="T29">Possui uma complexidade </text:span><text:span text:style-name="T32">O(1)</text:span><text:span text:style-name="T29">, pois apenas chama uma função com esse custo</text:span><text:span text:style-name="T26">.</text:span></text:p>
      <text:p text:style-name="P32"/>
      <text:p text:style-name="P48">Fila: <text:span text:style-name="T1">/*</text:span><text:span text:style-name="T3"> definição de livro… */. </text:span><text:span text:style-name="T4">Em nosso programa foi implementada baseada em uma lista encadeada com </text:span><text:span text:style-name="T3">inserção no final e remoção no início, para diminuir a complexidade destas operações</text:span><text:span text:style-name="T4">. Como foi baseada em nossa implementação de lista, também pode ser heterogênea. </text:span><text:span text:style-name="T5">A </text:span><text:span text:style-name="T3">fila</text:span><text:span text:style-name="T5"> é uma </text:span><text:span text:style-name="T9">struct,</text:span><text:span text:style-name="T5"> definida a seguir:</text:span></text:p>
      <text:p text:style-name="P41"/>
      <table:table table:name="Table4" table:style-name="Table4">
        <table:table-column table:style-name="Table4.A"/>
        <text:soft-page-break/>
        <table:table-row>
          <table:table-cell table:style-name="Table4.A1" office:value-type="string">
            <text:p text:style-name="P54">typedef struct <text:span text:style-name="T39">queue</text:span>{</text:p>
            <text:p text:style-name="P54"><text:s text:c="8"/>t_list *l;</text:p>
            <text:p text:style-name="P54">} t_<text:span text:style-name="T39">queue</text:span>;</text:p>
          </table:table-cell>
        </table:table-row>
      </table:table>
      <text:p text:style-name="P43"/>
      <text:p text:style-name="P43">Para sua manipulação, foram implementadas as seguintes funções:</text:p>
      <text:p text:style-name="P43"/>
      <text:p text:style-name="P36"><text:span text:style-name="T10">t_queue *newQueue() →</text:span> Retorna um ponteiro para fila. Não recebe argumentos. Inicializa uma fila com uma nova lista. <text:span text:style-name="T43">Possui uma complexidade </text:span><text:span text:style-name="T14">O(1)</text:span><text:span text:style-name="T43">, pois não possui laços de repetição </text:span>;</text:p>
      <text:p text:style-name="P36"/>
      <text:p text:style-name="P33">void add(t_queue *queue, void *dado, int tipoDado) → <text:span text:style-name="T21">Não possui retorno. </text:span><text:span text:style-name="T22">Recebe como argumentos um ponteiro para a </text:span><text:span text:style-name="T21">fila</text:span><text:span text:style-name="T22"> que receberá o novo elemento, o ponteiro para o dado a ser inserido e o tipo do dado. Insere um novo elemento no </text:span><text:span text:style-name="T21">final</text:span><text:span text:style-name="T25"> </text:span><text:span text:style-name="T22">da lista </text:span><text:span text:style-name="T21">utilizando a função </text:span>addEnd. <text:span text:style-name="T29">Possui uma complexidade </text:span><text:span text:style-name="T32">O(1)</text:span><text:span text:style-name="T29">, pois apenas chama uma função com esse custo</text:span><text:span text:style-name="T22">;</text:span></text:p>
      <text:p text:style-name="P33"><text:span text:style-name="T22"/></text:p>
      <text:p text:style-name="P33">int removeInt(t_queue *queue) → <text:span text:style-name="T21">Retorna um inteiro. </text:span><text:span text:style-name="T25">Recebe uma </text:span><text:span text:style-name="T21">fila</text:span><text:span text:style-name="T25"> de argumento. Obtém a informação do primeiro elemento da lista, ou seja, do </text:span><text:span text:style-name="T21">início</text:span><text:span text:style-name="T25"> da </text:span><text:span text:style-name="T21">fila</text:span><text:span text:style-name="T25">, por meio da função </text:span><text:span text:style-name="T40">removeFirstInt</text:span>. <text:span text:style-name="T29">Possui uma complexidade </text:span><text:span text:style-name="T32">O(1)</text:span><text:span text:style-name="T29">, pois apenas chama uma função com esse custo</text:span><text:span text:style-name="T25">;</text:span></text:p>
      <text:p text:style-name="P33"><text:span text:style-name="T25"/></text:p>
      <text:p text:style-name="P33">char removeChar(t_queue *queue) → <text:span text:style-name="T25">Retorna um </text:span><text:span text:style-name="T27">caractere</text:span><text:span text:style-name="T25">. Recebe uma </text:span><text:span text:style-name="T21">fila</text:span><text:span text:style-name="T25"> de argumento. Obtém a informação do primeiro elemento da l</text:span><text:span text:style-name="T21">ista</text:span><text:span text:style-name="T25">, ou seja, do </text:span><text:span text:style-name="T21">início</text:span><text:span text:style-name="T25"> da </text:span><text:span text:style-name="T21">fila</text:span><text:span text:style-name="T25">, por meio da função </text:span><text:span text:style-name="T40">removeFirstChar</text:span>. <text:span text:style-name="T29">Possui uma complexidade </text:span><text:span text:style-name="T32">O(1)</text:span><text:span text:style-name="T29">, pois apenas chama uma função com esse custo</text:span><text:span text:style-name="T25">;</text:span></text:p>
      <text:p text:style-name="P33"><text:span text:style-name="T25"/></text:p>
      <text:p text:style-name="P33">double removeDouble(t_queue *queue) →<text:span text:style-name="T42"> </text:span><text:span text:style-name="T25">Retorna um </text:span><text:span text:style-name="T27">valor de ponto flutuante com precisão dupla</text:span><text:span text:style-name="T25">. Recebe uma </text:span><text:span text:style-name="T28">fila</text:span><text:span text:style-name="T25"> de argumento. Obtém a informação do primeiro elemento da lista, ou seja, do </text:span><text:span text:style-name="T28">início</text:span><text:span text:style-name="T25"> da </text:span><text:span text:style-name="T28">fila</text:span><text:span text:style-name="T25">, por meio da função </text:span><text:span text:style-name="T40">removeFirstDouble</text:span>. <text:span text:style-name="T29">Possui uma complexidade </text:span><text:span text:style-name="T32">O(1)</text:span><text:span text:style-name="T29">, pois apenas chama uma função com esse custo</text:span><text:span text:style-name="T25">;</text:span></text:p>
      <text:p text:style-name="P33"><text:span text:style-name="T25"/></text:p>
      <text:p text:style-name="P33">int isEmptyQueue(t_queue *queue) →<text:span text:style-name="T42"> </text:span><text:span text:style-name="T27">Retorna um inteiro. Recebe uma </text:span><text:span text:style-name="T28">fila</text:span><text:span text:style-name="T27"> de argumento. Verifica se a </text:span><text:span text:style-name="T28">fila</text:span><text:span text:style-name="T27"> está vazia por meio da função </text:span><text:span text:style-name="T41">isEmpty</text:span>. <text:span text:style-name="T29">Possui uma complexidade </text:span><text:span text:style-name="T32">O(1)</text:span><text:span text:style-name="T29">, pois apenas chama uma função com esse custo</text:span><text:span text:style-name="T28">;</text:span></text:p>
      <text:p text:style-name="P33"><text:span text:style-name="T28"/></text:p>
      <text:p text:style-name="P33">int getNextQueueType(t_queue *queue) →<text:span text:style-name="T42"> </text:span><text:span text:style-name="T26">Retorna um inteiro. Recebe uma </text:span><text:span text:style-name="T28">fila</text:span><text:span text:style-name="T26"> de argumento. Verifica o tipo de dado armazenado no </text:span><text:span text:style-name="T28">início da fila</text:span><text:span text:style-name="T26"> por meio da função </text:span><text:span text:style-name="T38">getNextType</text:span>. <text:span text:style-name="T29">Possui uma complexidade </text:span><text:span text:style-name="T32">O(1)</text:span><text:span text:style-name="T29">, pois apenas chama uma função com esse custo</text:span><text:span text:style-name="T26">.</text:span></text:p>
      <text:p text:style-name="P35"/>
      <text:p text:style-name="P39"><text:span text:style-name="T26">E</text:span><text:span text:style-name="T21">ssas foram as estruturas de dados utilizadas na implementação do programa. Todas foram implementadas de forma a serem reutilizáveis, ou seja, como bibliotecas. </text:span></text:p>
      <text:p text:style-name="P45"/>
      <text:p text:style-name="P45"/>
      <text:p text:style-name="P49">II – Validação e Processamento de Entrada Infixa</text:p>
      <text:p text:style-name="P49"/>
      <text:p text:style-name="P45"><text:soft-page-break/><text:tab/>A partir do uso dessas estruturas, foi desenvolvida a lógica do programa, começando com o recebimento da entrada, validação e transformação em expressão posfixa.</text:p>
      <text:p text:style-name="P45"/>
      <text:p text:style-name="P45"/>
      <text:p text:style-name="P50">III – Processamento de Expressão Posfixa e Saída</text:p>
      <text:p text:style-name="P50"/>
      <text:p text:style-name="P46"><text:tab/>A transformação gera uma fila, equivalente a expressão posfixa da entrada. A partir dessa fila, será calculado o valor resultante seguindo o algoritmo abaixo:</text:p>
      <text:p text:style-name="P68"/>
      <table:table table:name="Table5" table:style-name="Table5">
        <table:table-column table:style-name="Table5.A"/>
        <table:table-row>
          <table:table-cell table:style-name="Table5.A1" office:value-type="string">
            <text:p text:style-name="P55">double calculate(t_queue *queue){</text:p>
            <text:p text:style-name="P55"><text:s text:c="8"/>t_stack *stack = newStack();</text:p>
            <text:p text:style-name="P55"><text:s text:c="8"/>double op1, op2, resultado;</text:p>
            <text:p text:style-name="P55"><text:s text:c="8"/>while(!isEmptyQueue(queue)){</text:p>
            <text:p text:style-name="P55"><text:s text:c="16"/>if(getNextQueueType(queue) == t_double){</text:p>
            <text:p text:style-name="P55"><text:s text:c="23"/>double dado = removeDouble(queue);</text:p>
            <text:p text:style-name="P55"><text:s text:c="23"/>push(stack, &amp;dado, t_double);</text:p>
            <text:p text:style-name="P55"><text:s text:c="16"/>} else if(getNextQueueType(queue) == t_int){</text:p>
            <text:p text:style-name="P55"><text:s text:c="23"/>double dado = removeInt(queue);</text:p>
            <text:p text:style-name="P55"><text:s text:c="23"/>push(stack, &amp;dado, t_double);</text:p>
            <text:p text:style-name="P55"><text:s text:c="16"/>} else {</text:p>
            <text:p text:style-name="P55"><text:s text:c="23"/>char operacao = removeChar(queue);</text:p>
            <text:p text:style-name="P55"><text:s text:c="23"/>switch (operacao){</text:p>
            <text:p text:style-name="P55"><text:s text:c="30"/>case '*':</text:p>
            <text:p text:style-name="P55"><text:s text:c="39"/>op1 = popDouble(stack);</text:p>
            <text:p text:style-name="P55"><text:s text:c="39"/>op2 = popDouble(stack);</text:p>
            <text:p text:style-name="P55"><text:s text:c="39"/>resultado = op2*op1;</text:p>
            <text:p text:style-name="P55"><text:s text:c="39"/>push(stack, &amp;resultado, t_double);</text:p>
            <text:p text:style-name="P55"><text:s text:c="39"/>break;</text:p>
            <text:p text:style-name="P55"><text:s text:c="30"/>case '/':</text:p>
            <text:p text:style-name="P55"><text:s text:c="39"/>op1 = popDouble(stack);</text:p>
            <text:p text:style-name="P55"><text:s text:c="39"/>op2 = popDouble(stack);</text:p>
            <text:p text:style-name="P55"><text:s text:c="39"/>resultado = op2/op1;</text:p>
            <text:p text:style-name="P55"><text:s text:c="39"/>push(stack, &amp;resultado, t_double);</text:p>
            <text:p text:style-name="P55"><text:s text:c="39"/>break;</text:p>
            <text:p text:style-name="P55"><text:s text:c="30"/>case '+':</text:p>
            <text:p text:style-name="P55"><text:s text:c="39"/>op1 = popDouble(stack);</text:p>
            <text:p text:style-name="P55"><text:s text:c="39"/>op2 = popDouble(stack);</text:p>
            <text:p text:style-name="P55"><text:s text:c="39"/>resultado = op2+op1;</text:p>
            <text:p text:style-name="P55"><text:s text:c="39"/>push(stack, &amp;resultado, t_double);</text:p>
            <text:p text:style-name="P55"><text:s text:c="39"/>break;</text:p>
            <text:p text:style-name="P55"><text:s text:c="30"/>case '-':</text:p>
            <text:p text:style-name="P55"><text:s text:c="39"/>op1 = popDouble(stack);</text:p>
            <text:p text:style-name="P55"><text:s text:c="39"/>op2 = popDouble(stack);</text:p>
            <text:p text:style-name="P55"><text:s text:c="39"/>resultado = op2-op1;</text:p>
            <text:p text:style-name="P55"><text:s text:c="39"/>push(stack, &amp;resultado, t_double);</text:p>
            <text:p text:style-name="P55"><text:s text:c="39"/>break;</text:p>
            <text:p text:style-name="P55"><text:s text:c="23"/>}</text:p>
            <text:p text:style-name="P55"><text:s text:c="15"/>}</text:p>
            <text:p text:style-name="P55"><text:soft-page-break/><text:s text:c="8"/>}</text:p>
            <text:p text:style-name="P55"><text:s text:c="8"/>return popDouble(stack);</text:p>
            <text:p text:style-name="P55">}</text:p>
          </table:table-cell>
        </table:table-row>
      </table:table>
      <text:p text:style-name="P46"/>
      <text:p text:style-name="P24"><text:span text:style-name="T50"><text:tab/>A função </text:span><text:span text:style-name="T45">calculate</text:span><text:span text:style-name="T50"> recebe como argumento a fila posfixa e, enquanto existem elementos, ele realiza o seguinte procedimento: verifica o tipo de dado do primeiro elemento, caso seja um inteiro ou um double, ele remove o número e o insere na pilha, criada para calcular o resultado. Caso seja um caractere, ou seja, um operador, </text:span><text:span text:style-name="T51">ele realiza o procedimento de cálculo: retira os dois últimos números da pilha e realiza a operação desejada na seguinte ordem, 2º número retirado &lt;operador&gt; 1º número retirado. Depois de processados todos os números e operadores da fila de entrada, é retornado o número armazenado na pilha de cálculo. Vale ressaltar que essa função pressupõe uma fila válida de entrada, ou seja, restará apenas um número na pilha de cálculo, portanto não verifica essa condição, que foi verificada na tradução. Essa função possui uma complexidade de </text:span><text:span text:style-name="T47">O(</text:span><text:span text:style-name="T48">n)</text:span><text:span text:style-name="T52">, devido ao laço </text:span><text:span text:style-name="T46">while </text:span><text:span text:style-name="T52">que percorre a fila de entrada </text:span><text:span text:style-name="T49">n </text:span><text:span text:style-name="T53">vezes, onde </text:span><text:span text:style-name="T49">n=n</text:span><text:span text:style-name="T64">operadores</text:span><text:span text:style-name="T65">+n</text:span><text:span text:style-name="T64">operandos</text:span><text:span text:style-name="T53">.</text:span></text:p>
      <text:p text:style-name="P58"/>
      <text:p text:style-name="P58"/>
      <text:p text:style-name="P65">IV – Interface de Usuário</text:p>
      <text:p text:style-name="P65"/>
      <text:p text:style-name="P25"><text:span text:style-name="T44"><text:tab/></text:span><text:span text:style-name="T54">Para melhorar a experiência de uso da calculadora desenvolvida, foi criado uma interface gráfica utilizando o </text:span><text:span text:style-name="T58">port</text:span><text:span text:style-name="T54"> para </text:span><text:span text:style-name="T63">P</text:span><text:span text:style-name="T44">ython 3</text:span><text:span text:style-name="T58"> </text:span><text:span text:style-name="T54">do framework </text:span><text:span text:style-name="T44">Qt</text:span><text:span text:style-name="T54">, </text:span><text:span text:style-name="T55">uma vez que esta linguagem é eficiente, leve e sintética</text:span><text:span text:style-name="T54">. Esse framework, desenvolvido em </text:span><text:span text:style-name="T44">C/C++ </text:span><text:span text:style-name="T54">é formado por diversas bibliotecas para diferentes funcionalidades, em especial para desenvolvimento </text:span><text:span text:style-name="T58">GUI</text:span><text:span text:style-name="T54">, mas incluindo diversas como: redes TCP/IP, UDP, destaque de sintaxe, etc. Para interfacear o programa em </text:span><text:span text:style-name="T44">C </text:span><text:span text:style-name="T54">e </text:span><text:span text:style-name="T57">os gráficos em</text:span><text:span text:style-name="T54"> </text:span><text:span text:style-name="T63">P</text:span><text:span text:style-name="T44">ython 3</text:span><text:span text:style-name="T54">, utilizamos a biblioteca …, inclusa nos pacotes padrão da linguagem. </text:span><text:span text:style-name="T55">O código da interface gráfica está disponível como executável e fonte nos arquivos do projeto, para evitar que este relatório se torne excessivamente extenso não transcreveremos o fonte aqui.</text:span></text:p>
      <text:p text:style-name="P59"/>
      <text:p text:style-name="P59"/>
      <text:p text:style-name="P59"/>
      <text:p text:style-name="P28"><text:span text:style-name="T61">3<text:tab/></text:span><text:span text:style-name="T44">Testes</text:span></text:p>
      <text:p text:style-name="P66"/>
      <text:p text:style-name="P27"><text:span text:style-name="T44"><text:tab/>Durante o desenvolvimento foram utilizados diversos testes unitários para avaliar o funcionamento das partes e garantir o funcionamento do todo. Será transcrito neste relatório 1(um) teste por biblioteca, a saber: </text:span><text:span text:style-name="T60">list, queue, stack, inputs, calculate. </text:span><text:span text:style-name="T44">Além disso, transcreveremos um teste geral. O restante dos testes, variando de 2-4 <text:s/></text:span><text:span text:style-name="T62">para cada uma serão disponibilizados junto com os fontes.</text:span></text:p>
      <text:p text:style-name="P60"/>
      <text:p text:style-name="P62">List:</text:p>
      <text:p text:style-name="P42"/>
      <table:table table:name="Table6" table:style-name="Table6">
        <table:table-column table:style-name="Table6.A"/>
        <table:table-row>
          <table:table-cell table:style-name="Table6.A1" office:value-type="string">
            <text:p text:style-name="P57">#include "../list.h"</text:p>
            <text:p text:style-name="P57">#include &lt;stdio.h&gt;</text:p>
            <text:p text:style-name="P57">#include &lt;stdlib.h&gt;</text:p>
            <text:p text:style-name="P57"/>
            <text:p text:style-name="P57">int main(){</text:p>
            <text:p text:style-name="P57"><text:s text:c="4"/>t_list *list = newList();</text:p>
            <text:p text:style-name="P57"><text:soft-page-break/><text:s text:c="4"/>int x=0,y=1,z=2;</text:p>
            <text:p text:style-name="P57"><text:s text:c="4"/>addStart(list, &amp;x, t_int);</text:p>
            <text:p text:style-name="P57"><text:s text:c="4"/>addStart(list, &amp;y, t_int);</text:p>
            <text:p text:style-name="P57"><text:s text:c="4"/>addStart(list, &amp;z, t_int);</text:p>
            <text:p text:style-name="P57"><text:s text:c="4"/>int saindo = removeFirstInt(list);</text:p>
            <text:p text:style-name="P57"><text:s text:c="4"/>while(saindo != -1){</text:p>
            <text:p text:style-name="P57"><text:s text:c="8"/>printf("%d\n", saindo);</text:p>
            <text:p text:style-name="P57"><text:s text:c="8"/>saindo = removeFirstInt(list);</text:p>
            <text:p text:style-name="P57"><text:s text:c="4"/>}</text:p>
            <text:p text:style-name="P57"><text:s text:c="4"/>return 0;</text:p>
            <text:p text:style-name="P57">}</text:p>
          </table:table-cell>
        </table:table-row>
      </table:table>
      <text:p text:style-name="P47"/>
      <text:p text:style-name="P62">Queue:</text:p>
      <text:p text:style-name="P42"/>
      <table:table table:name="Table7" table:style-name="Table7">
        <table:table-column table:style-name="Table7.A"/>
        <table:table-row>
          <table:table-cell table:style-name="Table7.A1" office:value-type="string">
            <text:p text:style-name="P57">#include "../queue.h"</text:p>
            <text:p text:style-name="P57">#include &lt;stdio.h&gt;</text:p>
            <text:p text:style-name="P57">#include &lt;stdlib.h&gt;</text:p>
            <text:p text:style-name="P57"/>
            <text:p text:style-name="P57">int main(){</text:p>
            <text:p text:style-name="P57"><text:s text:c="4"/>t_queue *queue = newQueue();</text:p>
            <text:p text:style-name="P57"><text:s text:c="4"/>int x=0,y=1,z=2;</text:p>
            <text:p text:style-name="P57"><text:s text:c="4"/>add(queue, &amp;x, t_int);</text:p>
            <text:p text:style-name="P57"><text:s text:c="4"/>add(queue, &amp;y, t_int);</text:p>
            <text:p text:style-name="P57"><text:s text:c="4"/>add(queue, &amp;z, t_int);</text:p>
            <text:p text:style-name="P57"><text:s text:c="4"/>int saindo = removeInt(queue);</text:p>
            <text:p text:style-name="P57"><text:s text:c="4"/>while(saindo != -1){</text:p>
            <text:p text:style-name="P57"><text:s text:c="8"/>printf("%d\n", saindo);</text:p>
            <text:p text:style-name="P57"><text:s text:c="8"/>saindo = removeInt(queue);</text:p>
            <text:p text:style-name="P57"><text:s text:c="4"/>}</text:p>
            <text:p text:style-name="P57"><text:s text:c="4"/>return 0;</text:p>
            <text:p text:style-name="P57">}</text:p>
          </table:table-cell>
        </table:table-row>
      </table:table>
      <text:p text:style-name="P47"/>
      <text:p text:style-name="P62">Stack:</text:p>
      <text:p text:style-name="P42"/>
      <table:table table:name="Table8" table:style-name="Table8">
        <table:table-column table:style-name="Table8.A"/>
        <table:table-row>
          <table:table-cell table:style-name="Table8.A1" office:value-type="string">
            <text:p text:style-name="P57">#include "../stack.h"</text:p>
            <text:p text:style-name="P57">#include &lt;stdio.h&gt;</text:p>
            <text:p text:style-name="P57">#include &lt;stdlib.h&gt;</text:p>
            <text:p text:style-name="P57"/>
            <text:p text:style-name="P57">int main(){</text:p>
            <text:p text:style-name="P57"><text:s text:c="4"/>t_stack *stack = newStack();</text:p>
            <text:p text:style-name="P57"><text:s text:c="4"/>int x=0,y=1,z=2;</text:p>
            <text:p text:style-name="P57"><text:s text:c="4"/>push(stack, &amp;x, t_int);</text:p>
            <text:p text:style-name="P57"><text:s text:c="4"/>push(stack, &amp;y, t_int);</text:p>
            <text:p text:style-name="P57"><text:s text:c="4"/>push(stack, &amp;z, t_int);</text:p>
            <text:p text:style-name="P57"><text:s text:c="4"/>int saindo = popInt(stack);</text:p>
            <text:p text:style-name="P57"><text:s text:c="4"/>while(saindo != -1){</text:p>
            <text:p text:style-name="P57"><text:s text:c="8"/>printf("%d\n", saindo);</text:p>
            <text:p text:style-name="P57"><text:s text:c="8"/>saindo = popInt(stack);</text:p>
            <text:p text:style-name="P57"><text:s text:c="4"/>}</text:p>
            <text:p text:style-name="P57"><text:soft-page-break/><text:s text:c="4"/>return 0;</text:p>
            <text:p text:style-name="P57">}</text:p>
          </table:table-cell>
        </table:table-row>
      </table:table>
      <text:p text:style-name="P47"/>
      <text:p text:style-name="P62">Inputs:</text:p>
      <text:p text:style-name="P42"/>
      <table:table table:name="Table9" table:style-name="Table9">
        <table:table-column table:style-name="Table9.A"/>
        <table:table-row>
          <table:table-cell table:style-name="Table9.A1" office:value-type="string">
            <text:p text:style-name="P56"/>
          </table:table-cell>
        </table:table-row>
      </table:table>
      <text:p text:style-name="P47"/>
      <text:p text:style-name="P62">Calculate:</text:p>
      <text:p text:style-name="P42"/>
      <table:table table:name="Table10" table:style-name="Table10">
        <table:table-column table:style-name="Table10.A"/>
        <table:table-row>
          <table:table-cell table:style-name="Table10.A1" office:value-type="string">
            <text:p text:style-name="P57">#include "../queue.h"</text:p>
            <text:p text:style-name="P57">#include "../calculate.h"</text:p>
            <text:p text:style-name="P57"/>
            <text:p text:style-name="P57">int main(){</text:p>
            <text:p text:style-name="P57"><text:s text:c="4"/>t_queue *queue = newQueue();</text:p>
            <text:p text:style-name="P57"><text:s text:c="4"/>int valor = 2;</text:p>
            <text:p text:style-name="P57"><text:s text:c="4"/>char op = '+';</text:p>
            <text:p text:style-name="P57"><text:s text:c="4"/>add(queue, &amp;valor, t_int);</text:p>
            <text:p text:style-name="P57"><text:s text:c="4"/>valor = 3;</text:p>
            <text:p text:style-name="P57"><text:s text:c="4"/>add(queue, &amp;valor, t_int);</text:p>
            <text:p text:style-name="P57"><text:s text:c="4"/>add(queue, &amp;op, t_char);</text:p>
            <text:p text:style-name="P57"><text:s text:c="4"/>printf("fila gerada! 2 3 +\n");</text:p>
            <text:p text:style-name="P57"><text:s text:c="4"/>printf("%lf\n",calculate(queue));</text:p>
            <text:p text:style-name="P57"><text:s text:c="4"/>return 0;</text:p>
            <text:p text:style-name="P57">}</text:p>
          </table:table-cell>
        </table:table-row>
      </table:table>
      <text:p text:style-name="P47"/>
      <text:p text:style-name="P47"/>
      <text:p text:style-name="P67"/>
      <text:p text:style-name="P66">4<text:tab/>Conclusão</text:p>
      <text:p text:style-name="P66"/>
      <text:p text:style-name="P26"><text:span text:style-name="T44"><text:tab/></text:span><text:span text:style-name="T63">&lt;</text:span><text:span text:style-name="T56">Insira_aqui_um</text:span><text:span text:style-name="T57">a_conclusao&gt;</text:span></text:p>
      <text:p text:style-name="P66"/>
      <text:p text:style-name="P66">5<text:tab/>Bibliograf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30T17:34:00.034711961</meta:creation-date>
    <dc:date>2018-03-31T19:44:59.894070085</dc:date>
    <meta:editing-duration>PT1H10M27S</meta:editing-duration>
    <meta:editing-cycles>21</meta:editing-cycles>
    <meta:generator>LibreOffice/5.1.6.2$Linux_X86_64 LibreOffice_project/10m0$Build-2</meta:generator>
    <meta:document-statistic meta:table-count="10" meta:image-count="0" meta:object-count="0" meta:page-count="9" meta:paragraph-count="197" meta:word-count="2352" meta:character-count="16627" meta:non-whitespace-character-count="13011"/>
  </office:meta>
</office:document-meta>
</file>